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7"/>
    <style:style style:name="ce3" style:family="table-cell" style:parent-style-name="Default" style:data-style-name="N37"/>
    <style:style style:name="ce4" style:family="table-cell" style:parent-style-name="Default" style:data-style-name="N118"/>
    <style:style style:name="ce5" style:family="table-cell" style:parent-style-name="Default" style:data-style-name="N43"/>
    <style:style style:name="ce6" style:family="table-cell" style:parent-style-name="Default" style:data-style-name="N60"/>
    <style:style style:name="ce7" style:family="table-cell" style:parent-style-name="Default" style:data-style-name="N117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ull</text:p>
          </table:table-cell>
          <table:table-cell table:style-name="ce1"/>
          <table:table-cell table:style-name="ce1" office:value-type="string">
            <text:p>Draw</text:p>
          </table:table-cell>
          <table:table-cell table:style-name="ce1"/>
          <table:table-cell table:style-name="ce1" office:value-type="string">
            <text:p>GPU</text:p>
          </table:table-cell>
          <table:table-cell/>
        </table:table-row>
        <table:table-row table:style-name="ro1">
          <table:table-cell office:value-type="string">
            <text:p>case0</text:p>
          </table:table-cell>
          <table:table-cell table:style-name="ce2" table:formula="of:=[case0.H26]" office:value-type="float" office:value="0.00347347434782609">
            <text:p>0.00347</text:p>
          </table:table-cell>
          <table:table-cell table:style-name="ce2"/>
          <table:table-cell table:style-name="ce2" table:formula="of:=[case0.I26]" office:value-type="float" office:value="0.0113212304347826">
            <text:p>0.01132</text:p>
          </table:table-cell>
          <table:table-cell table:style-name="ce2"/>
          <table:table-cell table:style-name="ce2" table:formula="of:=[case0.J26]" office:value-type="float" office:value="0.0101644495652174">
            <text:p>0.01016</text:p>
          </table:table-cell>
          <table:table-cell/>
        </table:table-row>
        <table:table-row table:style-name="ro1">
          <table:table-cell office:value-type="string">
            <text:p>case1</text:p>
          </table:table-cell>
          <table:table-cell table:style-name="ce2" table:formula="of:=[case1.H26]" office:value-type="float" office:value="0.00419301260869565">
            <text:p>0.00419</text:p>
          </table:table-cell>
          <table:table-cell table:style-name="ce4" table:formula="of:=[.B4]/[.B$3]" office:value-type="percentage" office:value="1.2071523174829">
            <text:p>120.7%</text:p>
          </table:table-cell>
          <table:table-cell table:style-name="ce2" table:formula="of:=[case1.I26]" office:value-type="float" office:value="0.0113372260869565">
            <text:p>0.01134</text:p>
          </table:table-cell>
          <table:table-cell table:style-name="ce4" table:formula="of:=[.D4]/[.D$3]" office:value-type="percentage" office:value="1.00141288990327">
            <text:p>100.1%</text:p>
          </table:table-cell>
          <table:table-cell table:style-name="ce2" table:formula="of:=[case1.J26]" office:value-type="float" office:value="0.0106845856521739">
            <text:p>0.01068</text:p>
          </table:table-cell>
          <table:table-cell table:style-name="ce4" table:formula="of:=[.F4]/[.F$3]" office:value-type="percentage" office:value="1.0511720859668">
            <text:p>105.1%</text:p>
          </table:table-cell>
        </table:table-row>
        <table:table-row table:style-name="ro1">
          <table:table-cell office:value-type="string">
            <text:p>case2</text:p>
          </table:table-cell>
          <table:table-cell table:style-name="ce2" table:formula="of:=[case2.H26]" office:value-type="float" office:value="0.00332809173913043">
            <text:p>0.00333</text:p>
          </table:table-cell>
          <table:table-cell table:style-name="ce4" table:formula="of:=[.B5]/[.B$3]" office:value-type="percentage" office:value="0.958144902153476">
            <text:p>95.8%</text:p>
          </table:table-cell>
          <table:table-cell table:style-name="ce2" table:formula="of:=[case2.I26]" office:value-type="float" office:value="0.0111705434782609">
            <text:p>0.01117</text:p>
          </table:table-cell>
          <table:table-cell table:style-name="ce4" table:formula="of:=[.D5]/[.D$3]" office:value-type="percentage" office:value="0.986689878155048">
            <text:p>98.7%</text:p>
          </table:table-cell>
          <table:table-cell table:style-name="ce2" table:formula="of:=[case2.J26]" office:value-type="float" office:value="0.0103036995652174">
            <text:p>0.01030</text:p>
          </table:table-cell>
          <table:table-cell table:style-name="ce4" table:formula="of:=[.F5]/[.F$3]" office:value-type="percentage" office:value="1.01369970888306">
            <text:p>101.4%</text:p>
          </table:table-cell>
        </table:table-row>
        <table:table-row table:style-name="ro1">
          <table:table-cell office:value-type="string">
            <text:p>case3</text:p>
          </table:table-cell>
          <table:table-cell table:style-name="ce2" table:formula="of:=[case3.H26]" office:value-type="float" office:value="0.00405272869565218">
            <text:p>0.00405</text:p>
          </table:table-cell>
          <table:table-cell table:style-name="ce4" table:formula="of:=[.B6]/[.B$3]" office:value-type="percentage" office:value="1.16676511464339">
            <text:p>116.7%</text:p>
          </table:table-cell>
          <table:table-cell table:style-name="ce2" table:formula="of:=[case3.I26]" office:value-type="float" office:value="0.0115091826086957">
            <text:p>0.01151</text:p>
          </table:table-cell>
          <table:table-cell table:style-name="ce4" table:formula="of:=[.D6]/[.D$3]" office:value-type="percentage" office:value="1.01660174439481">
            <text:p>101.7%</text:p>
          </table:table-cell>
          <table:table-cell table:style-name="ce2" table:formula="of:=[case3.J26]" office:value-type="float" office:value="0.01023741">
            <text:p>0.01024</text:p>
          </table:table-cell>
          <table:table-cell table:style-name="ce4" table:formula="of:=[.F6]/[.F$3]" office:value-type="percentage" office:value="1.00717800155478">
            <text:p>100.7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Glview report:</text:p>
          </table:table-cell>
          <table:table-cell table:number-columns-repeated="6"/>
        </table:table-row>
        <table:table-row table:style-name="ro1">
          <table:table-cell office:value-type="string">
            <text:p>Renderer</text:p>
          </table:table-cell>
          <table:table-cell office:value-type="string">
            <text:p><text:s/>GeForce GTX 470/PCI/SSE2</text:p>
          </table:table-cell>
          <table:table-cell table:number-columns-repeated="5"/>
        </table:table-row>
        <table:table-row table:style-name="ro1">
          <table:table-cell office:value-type="string">
            <text:p>Vendor</text:p>
          </table:table-cell>
          <table:table-cell office:value-type="string">
            <text:p><text:s/>NVIDIA Corporation</text:p>
          </table:table-cell>
          <table:table-cell table:number-columns-repeated="5"/>
        </table:table-row>
        <table:table-row table:style-name="ro1">
          <table:table-cell office:value-type="string">
            <text:p>Memory</text:p>
          </table:table-cell>
          <table:table-cell office:value-type="string">
            <text:p><text:s/>1280 MB</text:p>
          </table:table-cell>
          <table:table-cell table:number-columns-repeated="5"/>
        </table:table-row>
        <table:table-row table:style-name="ro1">
          <table:table-cell office:value-type="string">
            <text:p>Version</text:p>
          </table:table-cell>
          <table:table-cell table:style-name="ce3" office:value-type="string">
            <text:p>3.2.0</text:p>
          </table:table-cell>
          <table:table-cell table:number-columns-repeated="5"/>
        </table:table-row>
        <table:table-row table:style-name="ro1">
          <table:table-cell office:value-type="string">
            <text:p>Shading language version</text:p>
          </table:table-cell>
          <table:table-cell office:value-type="string">
            <text:p><text:s/>1.50 NVIDIA via Cg compil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PU driver</text:p>
          </table:table-cell>
          <table:table-cell office:value-type="string">
            <text:p>8.17.11.977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S</text:p>
          </table:table-cell>
          <table:table-cell office:value-type="string">
            <text:p>Windows Vista 32-bit</text:p>
          </table:table-cell>
          <table:table-cell table:number-columns-repeated="5"/>
        </table:table-row>
        <table:table-row table:style-name="ro1">
          <table:table-cell office:value-type="string">
            <text:p>CPU</text:p>
          </table:table-cell>
          <table:table-cell office:value-type="string">
            <text:p>Core i7 920</text:p>
          </table:table-cell>
          <table:table-cell table:number-columns-repeated="5"/>
        </table:table-row>
        <table:table-row table:style-name="ro1">
          <table:table-cell office:value-type="string">
            <text:p>clock</text:p>
          </table:table-cell>
          <table:table-cell office:value-type="string">
            <text:p>2.67 GHz</text:p>
          </table:table-cell>
          <table:table-cell table:number-columns-repeated="5"/>
        </table:table-row>
        <table:table-row table:style-name="ro1">
          <table:table-cell office:value-type="string">
            <text:p>RAM</text:p>
          </table:table-cell>
          <table:table-cell office:value-type="string">
            <text:p>1280 MB</text:p>
          </table:table-cell>
          <table:table-cell table:number-columns-repeated="5"/>
        </table:table-row>
      </table:table>
      <table:table table:name="case3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3H00M00S">
            <text:p>03:00:00 AM</text:p>
          </table:table-cell>
          <table:table-cell office:value-type="string">
            <text:p>Shaders</text:p>
          </table:table-cell>
          <table:table-cell office:value-type="string">
            <text:p>and</text:p>
          </table:table-cell>
          <table:table-cell office:value-type="string">
            <text:p>Uniforms.</text:p>
          </table:table-cell>
          <table:table-cell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2];6;4))" office:value-type="float" office:value="0.00398996">
            <text:p>0</text:p>
          </table:table-cell>
          <table:table-cell table:formula="of:=INDIRECT(ADDRESS([.L2];6;4))" office:value-type="float" office:value="0.0112354">
            <text:p>0.01</text:p>
          </table:table-cell>
          <table:table-cell table:formula="of:=INDIRECT(ADDRESS([.M2];6;4))" office:value-type="float" office:value="0.010169">
            <text:p>0.0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3];6;4))" office:value-type="float" office:value="0.00398591">
            <text:p>0</text:p>
          </table:table-cell>
          <table:table-cell table:formula="of:=INDIRECT(ADDRESS([.L3];6;4))" office:value-type="float" office:value="0.0111348">
            <text:p>0.01</text:p>
          </table:table-cell>
          <table:table-cell table:formula="of:=INDIRECT(ADDRESS([.M3];6;4))" office:value-type="float" office:value="0.0100801">
            <text:p>0.0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ThreadPerCamera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4];6;4))" office:value-type="float" office:value="0.00397809">
            <text:p>0</text:p>
          </table:table-cell>
          <table:table-cell table:formula="of:=INDIRECT(ADDRESS([.L4];6;4))" office:value-type="float" office:value="0.0114154">
            <text:p>0.01</text:p>
          </table:table-cell>
          <table:table-cell table:formula="of:=INDIRECT(ADDRESS([.M4];6;4))" office:value-type="float" office:value="0.0103468">
            <text:p>0.0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SingleThreaded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5];6;4))" office:value-type="float" office:value="0.00397991">
            <text:p>0</text:p>
          </table:table-cell>
          <table:table-cell table:formula="of:=INDIRECT(ADDRESS([.L5];6;4))" office:value-type="float" office:value="0.0113797">
            <text:p>0.01</text:p>
          </table:table-cell>
          <table:table-cell table:formula="of:=INDIRECT(ADDRESS([.M5];6;4))" office:value-type="float" office:value="0.0103061">
            <text:p>0.0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7"/>
          <table:table-cell table:formula="of:=INDIRECT(ADDRESS([.K6];6;4))" office:value-type="float" office:value="0.00401916">
            <text:p>0</text:p>
          </table:table-cell>
          <table:table-cell table:formula="of:=INDIRECT(ADDRESS([.L6];6;4))" office:value-type="float" office:value="0.0112744">
            <text:p>0.01</text:p>
          </table:table-cell>
          <table:table-cell table:formula="of:=INDIRECT(ADDRESS([.M6];6;4))" office:value-type="float" office:value="0.0101986">
            <text:p>0.01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3"/>
          <table:table-cell table:style-name="ce6"/>
          <table:table-cell/>
          <table:table-cell table:formula="of:=INDIRECT(ADDRESS([.K7];6;4))" office:value-type="float" office:value="0.00405443">
            <text:p>0</text:p>
          </table:table-cell>
          <table:table-cell table:formula="of:=INDIRECT(ADDRESS([.L7];6;4))" office:value-type="float" office:value="0.0120321">
            <text:p>0.01</text:p>
          </table:table-cell>
          <table:table-cell table:formula="of:=INDIRECT(ADDRESS([.M7];6;4))" office:value-type="float" office:value="0.010734">
            <text:p>0.0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499">
            <text:p>499</text:p>
          </table:table-cell>
          <table:table-cell table:number-columns-repeated="3"/>
          <table:table-cell table:formula="of:=INDIRECT(ADDRESS([.K8];6;4))" office:value-type="float" office:value="0.00466533">
            <text:p>0</text:p>
          </table:table-cell>
          <table:table-cell table:formula="of:=INDIRECT(ADDRESS([.L8];6;4))" office:value-type="float" office:value="0.0118947">
            <text:p>0.01</text:p>
          </table:table-cell>
          <table:table-cell table:formula="of:=INDIRECT(ADDRESS([.M8];6;4))" office:value-type="float" office:value="0.00713603">
            <text:p>0.01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07921">
            <text:p>9.08</text:p>
          </table:table-cell>
          <table:table-cell/>
          <table:table-cell table:formula="of:=INDIRECT(ADDRESS([.K9];6;4))" office:value-type="float" office:value="0.00410911">
            <text:p>0</text:p>
          </table:table-cell>
          <table:table-cell table:formula="of:=INDIRECT(ADDRESS([.L9];6;4))" office:value-type="float" office:value="0.0112791">
            <text:p>0.01</text:p>
          </table:table-cell>
          <table:table-cell table:formula="of:=INDIRECT(ADDRESS([.M9];6;4))" office:value-type="float" office:value="0.0101908">
            <text:p>0.01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07924">
            <text:p>9.08</text:p>
          </table:table-cell>
          <table:table-cell/>
          <table:table-cell table:formula="of:=INDIRECT(ADDRESS([.K10];6;4))" office:value-type="float" office:value="0.00401343">
            <text:p>0</text:p>
          </table:table-cell>
          <table:table-cell table:formula="of:=INDIRECT(ADDRESS([.L10];6;4))" office:value-type="float" office:value="0.0113713">
            <text:p>0.01</text:p>
          </table:table-cell>
          <table:table-cell table:formula="of:=INDIRECT(ADDRESS([.M10];6;4))" office:value-type="float" office:value="0.0102949">
            <text:p>0.01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2349">
            <text:p>2.42E-005</text:p>
          </table:table-cell>
          <table:table-cell/>
          <table:table-cell table:formula="of:=INDIRECT(ADDRESS([.K11];6;4))" office:value-type="float" office:value="0.00399373">
            <text:p>0</text:p>
          </table:table-cell>
          <table:table-cell table:formula="of:=INDIRECT(ADDRESS([.L11];6;4))" office:value-type="float" office:value="0.0114346">
            <text:p>0.01</text:p>
          </table:table-cell>
          <table:table-cell table:formula="of:=INDIRECT(ADDRESS([.M11];6;4))" office:value-type="float" office:value="0.0103506">
            <text:p>0.01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9">
            <text:p>0.02</text:p>
          </table:table-cell>
          <table:table-cell table:number-columns-repeated="3"/>
          <table:table-cell table:formula="of:=INDIRECT(ADDRESS([.K12];6;4))" office:value-type="float" office:value="0.00399457">
            <text:p>0</text:p>
          </table:table-cell>
          <table:table-cell table:formula="of:=INDIRECT(ADDRESS([.L12];6;4))" office:value-type="float" office:value="0.0113299">
            <text:p>0.01</text:p>
          </table:table-cell>
          <table:table-cell table:formula="of:=INDIRECT(ADDRESS([.M12];6;4))" office:value-type="float" office:value="0.0102656">
            <text:p>0.01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839">
            <text:p>59.88</text:p>
          </table:table-cell>
          <table:table-cell table:number-columns-repeated="3"/>
          <table:table-cell table:formula="of:=INDIRECT(ADDRESS([.K13];6;4))" office:value-type="float" office:value="0.00399192">
            <text:p>0</text:p>
          </table:table-cell>
          <table:table-cell table:formula="of:=INDIRECT(ADDRESS([.L13];6;4))" office:value-type="float" office:value="0.0113522">
            <text:p>0.01</text:p>
          </table:table-cell>
          <table:table-cell table:formula="of:=INDIRECT(ADDRESS([.M13];6;4))" office:value-type="float" office:value="0.0102833">
            <text:p>0.01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07921">
            <text:p>9.08</text:p>
          </table:table-cell>
          <table:table-cell table:number-columns-repeated="3"/>
          <table:table-cell table:formula="of:=INDIRECT(ADDRESS([.K14];6;4))" office:value-type="float" office:value="0.00397886">
            <text:p>0</text:p>
          </table:table-cell>
          <table:table-cell table:formula="of:=INDIRECT(ADDRESS([.L14];6;4))" office:value-type="float" office:value="0.0113257">
            <text:p>0.01</text:p>
          </table:table-cell>
          <table:table-cell table:formula="of:=INDIRECT(ADDRESS([.M14];6;4))" office:value-type="float" office:value="0.01025">
            <text:p>0.01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07926">
            <text:p>9.08</text:p>
          </table:table-cell>
          <table:table-cell/>
          <table:table-cell table:formula="of:=INDIRECT(ADDRESS([.K15];6;4))" office:value-type="float" office:value="0.00397613">
            <text:p>0</text:p>
          </table:table-cell>
          <table:table-cell table:formula="of:=INDIRECT(ADDRESS([.L15];6;4))" office:value-type="float" office:value="0.0113958">
            <text:p>0.01</text:p>
          </table:table-cell>
          <table:table-cell table:formula="of:=INDIRECT(ADDRESS([.M15];6;4))" office:value-type="float" office:value="0.0103287">
            <text:p>0.01</text:p>
          </table:table-cell>
          <table:table-cell office:value-type="float" office:value="336">
            <text:p>336</text:p>
          </table:table-cell>
          <table:table-cell office:value-type="float" office:value="339">
            <text:p>33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0959">
            <text:p>9.10E+000</text:p>
          </table:table-cell>
          <table:table-cell/>
          <table:table-cell table:formula="of:=INDIRECT(ADDRESS([.K16];6;4))" office:value-type="float" office:value="0.00397844">
            <text:p>0</text:p>
          </table:table-cell>
          <table:table-cell table:formula="of:=INDIRECT(ADDRESS([.L16];6;4))" office:value-type="float" office:value="0.0113901">
            <text:p>0.01</text:p>
          </table:table-cell>
          <table:table-cell table:formula="of:=INDIRECT(ADDRESS([.M16];6;4))" office:value-type="float" office:value="0.0103294">
            <text:p>0.01</text:p>
          </table:table-cell>
          <table:table-cell office:value-type="float" office:value="360">
            <text:p>360</text:p>
          </table:table-cell>
          <table:table-cell office:value-type="float" office:value="363">
            <text:p>363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419">
            <text:p>0.02</text:p>
          </table:table-cell>
          <table:table-cell/>
          <table:table-cell table:formula="of:=INDIRECT(ADDRESS([.K17];6;4))" office:value-type="float" office:value="0.00401266">
            <text:p>0</text:p>
          </table:table-cell>
          <table:table-cell table:formula="of:=INDIRECT(ADDRESS([.L17];6;4))" office:value-type="float" office:value="0.0112813">
            <text:p>0.01</text:p>
          </table:table-cell>
          <table:table-cell table:formula="of:=INDIRECT(ADDRESS([.M17];6;4))" office:value-type="float" office:value="0.0102171">
            <text:p>0.0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07924">
            <text:p>9.08</text:p>
          </table:table-cell>
          <table:table-cell/>
          <table:table-cell table:formula="of:=INDIRECT(ADDRESS([.K18];6;4))" office:value-type="float" office:value="0.00420884">
            <text:p>0</text:p>
          </table:table-cell>
          <table:table-cell table:formula="of:=INDIRECT(ADDRESS([.L18];6;4))" office:value-type="float" office:value="0.0121379">
            <text:p>0.01</text:p>
          </table:table-cell>
          <table:table-cell table:formula="of:=INDIRECT(ADDRESS([.M18];6;4))" office:value-type="float" office:value="0.0108299">
            <text:p>0.01</text:p>
          </table:table-cell>
          <table:table-cell office:value-type="float" office:value="408">
            <text:p>408</text:p>
          </table:table-cell>
          <table:table-cell office:value-type="float" office:value="411">
            <text:p>41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07925">
            <text:p>9.08</text:p>
          </table:table-cell>
          <table:table-cell/>
          <table:table-cell table:formula="of:=INDIRECT(ADDRESS([.K19];6;4))" office:value-type="float" office:value="0.00408935">
            <text:p>0</text:p>
          </table:table-cell>
          <table:table-cell table:formula="of:=INDIRECT(ADDRESS([.L19];6;4))" office:value-type="float" office:value="0.0112308">
            <text:p>0.01</text:p>
          </table:table-cell>
          <table:table-cell table:formula="of:=INDIRECT(ADDRESS([.M19];6;4))" office:value-type="float" office:value="0.0101494">
            <text:p>0.01</text:p>
          </table:table-cell>
          <table:table-cell office:value-type="float" office:value="432">
            <text:p>432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3365">
            <text:p>1.03E-005</text:p>
          </table:table-cell>
          <table:table-cell/>
          <table:table-cell table:formula="of:=INDIRECT(ADDRESS([.K20];6;4))" office:value-type="float" office:value="0.00402048">
            <text:p>0</text:p>
          </table:table-cell>
          <table:table-cell table:formula="of:=INDIRECT(ADDRESS([.L20];6;4))" office:value-type="float" office:value="0.0118983">
            <text:p>0.01</text:p>
          </table:table-cell>
          <table:table-cell table:formula="of:=INDIRECT(ADDRESS([.M20];6;4))" office:value-type="float" office:value="0.0108377">
            <text:p>0.0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499">
            <text:p>499</text:p>
          </table:table-cell>
          <table:table-cell table:number-columns-repeated="2"/>
          <table:table-cell table:formula="of:=INDIRECT(ADDRESS([.K21];6;4))" office:value-type="float" office:value="0.00405247">
            <text:p>0</text:p>
          </table:table-cell>
          <table:table-cell table:formula="of:=INDIRECT(ADDRESS([.L21];6;4))" office:value-type="float" office:value="0.0113486">
            <text:p>0.01</text:p>
          </table:table-cell>
          <table:table-cell table:formula="of:=INDIRECT(ADDRESS([.M21];6;4))" office:value-type="float" office:value="0.0102737">
            <text:p>0.01</text:p>
          </table:table-cell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07932">
            <text:p>9.08</text:p>
          </table:table-cell>
          <table:table-cell/>
          <table:table-cell table:formula="of:=INDIRECT(ADDRESS([.K22];6;4))" office:value-type="float" office:value="0.00398368">
            <text:p>0</text:p>
          </table:table-cell>
          <table:table-cell table:formula="of:=INDIRECT(ADDRESS([.L22];6;4))" office:value-type="float" office:value="0.0112887">
            <text:p>0.01</text:p>
          </table:table-cell>
          <table:table-cell table:formula="of:=INDIRECT(ADDRESS([.M22];6;4))" office:value-type="float" office:value="0.0102259">
            <text:p>0.01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08331">
            <text:p>9.08</text:p>
          </table:table-cell>
          <table:table-cell/>
          <table:table-cell table:formula="of:=INDIRECT(ADDRESS([.K23];6;4))" office:value-type="float" office:value="0.00398284">
            <text:p>0</text:p>
          </table:table-cell>
          <table:table-cell table:formula="of:=INDIRECT(ADDRESS([.L23];6;4))" office:value-type="float" office:value="0.0112474">
            <text:p>0.01</text:p>
          </table:table-cell>
          <table:table-cell table:formula="of:=INDIRECT(ADDRESS([.M23];6;4))" office:value-type="float" office:value="0.0101455">
            <text:p>0.01</text:p>
          </table:table-cell>
          <table:table-cell office:value-type="float" office:value="528">
            <text:p>528</text:p>
          </table:table-cell>
          <table:table-cell office:value-type="float" office:value="531">
            <text:p>53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8996">
            <text:p>0</text:p>
          </table:table-cell>
          <table:table-cell/>
          <table:table-cell table:formula="of:=INDIRECT(ADDRESS([.K24];6;4))" office:value-type="float" office:value="0.00415346">
            <text:p>0</text:p>
          </table:table-cell>
          <table:table-cell table:formula="of:=INDIRECT(ADDRESS([.L24];6;4))" office:value-type="float" office:value="0.013033">
            <text:p>0.01</text:p>
          </table:table-cell>
          <table:table-cell table:formula="of:=INDIRECT(ADDRESS([.M24];6;4))" office:value-type="float" office:value="0.0115173">
            <text:p>0.01</text:p>
          </table:table-cell>
          <table:table-cell office:value-type="float" office:value="552">
            <text:p>552</text:p>
          </table:table-cell>
          <table:table-cell office:value-type="float" office:value="555">
            <text:p>555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08332">
            <text:p>9.08</text:p>
          </table:table-cell>
          <table:table-cell/>
          <table:table-cell table:style-name="ce7" table:formula="of:=SUM([.H2:.H24])" office:value-type="float" office:value="0.09321276">
            <text:p>0.09321</text:p>
          </table:table-cell>
          <table:table-cell table:style-name="ce7" table:formula="of:=SUM([.I2:.I24])" office:value-type="float" office:value="0.2647112">
            <text:p>0.26471</text:p>
          </table:table-cell>
          <table:table-cell table:style-name="ce7" table:formula="of:=SUM([.J2:.J24])" office:value-type="float" office:value="0.23546043">
            <text:p>0.23546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09455">
            <text:p>9.09</text:p>
          </table:table-cell>
          <table:table-cell/>
          <table:table-cell table:style-name="ce7" table:formula="of:=AVERAGE([.H2:.H24])" office:value-type="float" office:value="0.00405272869565218">
            <text:p>0.00405</text:p>
          </table:table-cell>
          <table:table-cell table:style-name="ce7" table:formula="of:=AVERAGE([.I2:.I24])" office:value-type="float" office:value="0.0115091826086957">
            <text:p>0.01151</text:p>
          </table:table-cell>
          <table:table-cell table:style-name="ce7" table:formula="of:=AVERAGE([.J2:.J24])" office:value-type="float" office:value="0.01023741">
            <text:p>0.01024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3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08513">
            <text:p>9.0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0953">
            <text:p>9.1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69">
            <text:p>0.0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9"/>
          <table:table-cell table:number-columns-repeated="5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09591">
            <text:p>9.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09597">
            <text:p>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88064">
            <text:p>5.8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4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37">
            <text:p>59.9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09591">
            <text:p>9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09599">
            <text:p>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11258">
            <text:p>9.1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2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09598">
            <text:p>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09599">
            <text:p>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2667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09606">
            <text:p>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0005">
            <text:p>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859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10005">
            <text:p>9.1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1118">
            <text:p>9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3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0186">
            <text:p>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1194">
            <text:p>9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801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01">
            <text:p>5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126">
            <text:p>9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11262">
            <text:p>9.1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968">
            <text:p>2.3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9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89">
            <text:p>59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11259">
            <text:p>9.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1264">
            <text:p>9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12925">
            <text:p>9.1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13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1262">
            <text:p>9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1263">
            <text:p>9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0991746">
            <text:p>9.92E-0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01">
            <text:p>50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11271">
            <text:p>9.1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1668">
            <text:p>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780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1669">
            <text:p>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281">
            <text:p>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1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1839">
            <text:p>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2874">
            <text:p>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46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02">
            <text:p>5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2927">
            <text:p>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2929">
            <text:p>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4667">
            <text:p>2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7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897">
            <text:p>59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12926">
            <text:p>9.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2931">
            <text:p>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14595">
            <text:p>9.1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41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2929">
            <text:p>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1293">
            <text:p>9.1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968">
            <text:p>1.0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02">
            <text:p>5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2938">
            <text:p>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3336">
            <text:p>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799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3336">
            <text:p>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4474">
            <text:p>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7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13512">
            <text:p>9.1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4543">
            <text:p>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061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03">
            <text:p>5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4596">
            <text:p>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4604">
            <text:p>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34032">
            <text:p>7.3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50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587">
            <text:p>60.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14596">
            <text:p>9.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4606">
            <text:p>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1626">
            <text:p>9.1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42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4604">
            <text:p>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4605">
            <text:p>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857">
            <text:p>1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03">
            <text:p>50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4613">
            <text:p>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5015">
            <text:p>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191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15015">
            <text:p>9.1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6143">
            <text:p>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7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5189">
            <text:p>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6209">
            <text:p>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986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04">
            <text:p>5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6261">
            <text:p>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6264">
            <text:p>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254">
            <text:p>2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576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3.831">
            <text:p>53.8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16261">
            <text:p>9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6266">
            <text:p>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18117">
            <text:p>9.1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514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6264">
            <text:p>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6265">
            <text:p>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2667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04">
            <text:p>50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16276">
            <text:p>9.1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6681">
            <text:p>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544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6682">
            <text:p>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7885">
            <text:p>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032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6937">
            <text:p>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8011">
            <text:p>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3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05">
            <text:p>5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8119">
            <text:p>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18124">
            <text:p>9.1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95175">
            <text:p>4.9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804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1649">
            <text:p>56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18119">
            <text:p>9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8127">
            <text:p>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19898">
            <text:p>9.2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711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8125">
            <text:p>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18127">
            <text:p>9.1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019">
            <text:p>1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05">
            <text:p>5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8137">
            <text:p>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8604">
            <text:p>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653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8605">
            <text:p>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9794">
            <text:p>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94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9143">
            <text:p>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9856">
            <text:p>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1360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06">
            <text:p>5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99">
            <text:p>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9909">
            <text:p>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948445">
            <text:p>9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249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5399">
            <text:p>61.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19899">
            <text:p>9.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9912">
            <text:p>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21523">
            <text:p>9.2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17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991">
            <text:p>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19911">
            <text:p>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619">
            <text:p>1.3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06">
            <text:p>50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19919">
            <text:p>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033">
            <text:p>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1091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0331">
            <text:p>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1458">
            <text:p>9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79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20478">
            <text:p>9.2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1497">
            <text:p>9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90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07">
            <text:p>5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1525">
            <text:p>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1527">
            <text:p>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5619">
            <text:p>2.5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72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8349">
            <text:p>61.8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21524">
            <text:p>9.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1529">
            <text:p>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2314">
            <text:p>9.2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10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1528">
            <text:p>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1529">
            <text:p>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3365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07">
            <text:p>50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1536">
            <text:p>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1937">
            <text:p>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134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21938">
            <text:p>9.2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3075">
            <text:p>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7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2091">
            <text:p>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3121">
            <text:p>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94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08">
            <text:p>5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3142">
            <text:p>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23158">
            <text:p>9.2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61543">
            <text:p>1.62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390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0097">
            <text:p>61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23141">
            <text:p>9.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316">
            <text:p>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2478">
            <text:p>9.2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92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3159">
            <text:p>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316">
            <text:p>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546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08">
            <text:p>50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23167">
            <text:p>9.2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3566">
            <text:p>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37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3567">
            <text:p>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471">
            <text:p>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3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3716">
            <text:p>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4751">
            <text:p>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506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09">
            <text:p>5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4781">
            <text:p>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4783">
            <text:p>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968">
            <text:p>2.3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310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3096">
            <text:p>61.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2478">
            <text:p>9.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4785">
            <text:p>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26411">
            <text:p>9.2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254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4784">
            <text:p>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24785">
            <text:p>9.2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099873">
            <text:p>9.99E-0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09">
            <text:p>50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4792">
            <text:p>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5191">
            <text:p>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45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5192">
            <text:p>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6325">
            <text:p>9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29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25347">
            <text:p>9.2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6373">
            <text:p>9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656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10">
            <text:p>5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6412">
            <text:p>9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6414">
            <text:p>9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2349">
            <text:p>2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51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9132">
            <text:p>61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26411">
            <text:p>9.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6416">
            <text:p>9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28026">
            <text:p>9.2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094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6415">
            <text:p>9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6416">
            <text:p>9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27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10">
            <text:p>5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6423">
            <text:p>9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6822">
            <text:p>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19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26823">
            <text:p>9.2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7958">
            <text:p>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5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6971">
            <text:p>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8">
            <text:p>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83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11">
            <text:p>5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8027">
            <text:p>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8033">
            <text:p>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16698">
            <text:p>6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14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2.0576">
            <text:p>62.0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28026">
            <text:p>9.2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8035">
            <text:p>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29637">
            <text:p>9.3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019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8034">
            <text:p>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8035">
            <text:p>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3365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11">
            <text:p>5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28042">
            <text:p>9.2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844">
            <text:p>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788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844">
            <text:p>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9573">
            <text:p>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25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8586">
            <text:p>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29611">
            <text:p>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12">
            <text:p>5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9638">
            <text:p>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29641">
            <text:p>9.3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8413">
            <text:p>2.5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373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0758">
            <text:p>61.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29638">
            <text:p>9.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9643">
            <text:p>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1274">
            <text:p>9.3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314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9641">
            <text:p>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29642">
            <text:p>9.3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3365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12">
            <text:p>5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2965">
            <text:p>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0047">
            <text:p>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761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0048">
            <text:p>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1187">
            <text:p>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95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0204">
            <text:p>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1237">
            <text:p>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28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13">
            <text:p>5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1276">
            <text:p>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1278">
            <text:p>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9556">
            <text:p>2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8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205">
            <text:p>59.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31275">
            <text:p>9.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128">
            <text:p>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2943">
            <text:p>9.3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32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1279">
            <text:p>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128">
            <text:p>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0571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13">
            <text:p>51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1287">
            <text:p>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1685">
            <text:p>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784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1685">
            <text:p>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2824">
            <text:p>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9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31859">
            <text:p>9.3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2892">
            <text:p>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29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14">
            <text:p>5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2945">
            <text:p>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2951">
            <text:p>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85143">
            <text:p>6.8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4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345">
            <text:p>59.9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32944">
            <text:p>9.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2954">
            <text:p>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4612">
            <text:p>9.3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2952">
            <text:p>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2953">
            <text:p>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2444">
            <text:p>1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14">
            <text:p>5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2961">
            <text:p>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3362">
            <text:p>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126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33363">
            <text:p>9.3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4491">
            <text:p>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8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3537">
            <text:p>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4559">
            <text:p>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171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15">
            <text:p>5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4613">
            <text:p>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4616">
            <text:p>9.3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26159">
            <text:p>3.2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37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7.5441">
            <text:p>57.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34613">
            <text:p>9.3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4619">
            <text:p>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635">
            <text:p>9.3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310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4617">
            <text:p>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4618">
            <text:p>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873">
            <text:p>1.1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15">
            <text:p>5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34628">
            <text:p>9.3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5049">
            <text:p>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2088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505">
            <text:p>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6264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13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5231">
            <text:p>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6314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29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16">
            <text:p>5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6351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6355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36508">
            <text:p>4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339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2003">
            <text:p>61.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3635">
            <text:p>9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6358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7984">
            <text:p>9.3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258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6356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6357">
            <text:p>9.3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41778">
            <text:p>1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16">
            <text:p>5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6365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6774">
            <text:p>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893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6775">
            <text:p>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7898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3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36934">
            <text:p>9.3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7949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49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17">
            <text:p>5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7985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7992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05397">
            <text:p>7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961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958">
            <text:p>58.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37984">
            <text:p>9.3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7994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968">
            <text:p>9.4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85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7992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7994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17">
            <text:p>5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8001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8403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204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38404">
            <text:p>9.3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9593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98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856">
            <text:p>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9644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37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18">
            <text:p>5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9681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9685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36508">
            <text:p>4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247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5478">
            <text:p>61.55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3968">
            <text:p>9.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9688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1305">
            <text:p>9.4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68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9686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9687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3397">
            <text:p>1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18">
            <text:p>51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39695">
            <text:p>9.4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0101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524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0101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1236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4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0249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1276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73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19">
            <text:p>5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1306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1308">
            <text:p>9.4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1175">
            <text:p>2.3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462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7434">
            <text:p>60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41305">
            <text:p>9.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131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2951">
            <text:p>9.4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07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1309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1309">
            <text:p>9.4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0984762">
            <text:p>9.85E-0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19">
            <text:p>51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1317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1715">
            <text:p>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836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1715">
            <text:p>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2844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88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1884">
            <text:p>9.42</text:p>
          </table:table-cell>
          <table:table-cell/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2906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25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20">
            <text:p>5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2952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296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81524">
            <text:p>7.8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7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253">
            <text:p>59.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42951">
            <text:p>9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2962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462">
            <text:p>9.4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75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296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2961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2667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20">
            <text:p>5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2969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3367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828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3368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4492">
            <text:p>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47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3547">
            <text:p>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4562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45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21">
            <text:p>5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4621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4623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4667">
            <text:p>2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087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2879">
            <text:p>55.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4462">
            <text:p>9.4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4625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6428">
            <text:p>9.4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030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4624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4625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099873">
            <text:p>9.99E-0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21">
            <text:p>5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4632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5047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1534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5048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6351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0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5245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6396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17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22">
            <text:p>5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643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6433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7365">
            <text:p>3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312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302">
            <text:p>61.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46429">
            <text:p>9.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6436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8059">
            <text:p>9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239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6434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6435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1302">
            <text:p>1.3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22">
            <text:p>5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6443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6843">
            <text:p>9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043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6844">
            <text:p>9.47</text:p>
          </table:table-cell>
          <table:table-cell/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7992">
            <text:p>9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86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2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2H00M00S">
            <text:p>02:00:00 AM</text:p>
          </table:table-cell>
          <table:table-cell office:value-type="string">
            <text:p>Shaders,</text:p>
          </table:table-cell>
          <table:table-cell office:value-type="string">
            <text:p>but</text:p>
          </table:table-cell>
          <table:table-cell office:value-type="string">
            <text:p>no</text:p>
          </table:table-cell>
          <table:table-cell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2];6;4))" office:value-type="float" office:value="0.00326117">
            <text:p>0</text:p>
          </table:table-cell>
          <table:table-cell table:formula="of:=INDIRECT(ADDRESS([.L2];6;4))" office:value-type="float" office:value="0.0110618">
            <text:p>0.01</text:p>
          </table:table-cell>
          <table:table-cell table:formula="of:=INDIRECT(ADDRESS([.M2];6;4))" office:value-type="float" office:value="0.0103876">
            <text:p>0.0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3];6;4))" office:value-type="float" office:value="0.00326543">
            <text:p>0</text:p>
          </table:table-cell>
          <table:table-cell table:formula="of:=INDIRECT(ADDRESS([.L3];6;4))" office:value-type="float" office:value="0.0110293">
            <text:p>0.01</text:p>
          </table:table-cell>
          <table:table-cell table:formula="of:=INDIRECT(ADDRESS([.M3];6;4))" office:value-type="float" office:value="0.0104168">
            <text:p>0.0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ThreadPerCamera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4];6;4))" office:value-type="float" office:value="0.00357573">
            <text:p>0</text:p>
          </table:table-cell>
          <table:table-cell table:formula="of:=INDIRECT(ADDRESS([.L4];6;4))" office:value-type="float" office:value="0.0117622">
            <text:p>0.01</text:p>
          </table:table-cell>
          <table:table-cell table:formula="of:=INDIRECT(ADDRESS([.M4];6;4))" office:value-type="float" office:value="0.0108965">
            <text:p>0.0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SingleThreaded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5];6;4))" office:value-type="float" office:value="0.00341049">
            <text:p>0</text:p>
          </table:table-cell>
          <table:table-cell table:formula="of:=INDIRECT(ADDRESS([.L5];6;4))" office:value-type="float" office:value="0.0111369">
            <text:p>0.01</text:p>
          </table:table-cell>
          <table:table-cell table:formula="of:=INDIRECT(ADDRESS([.M5];6;4))" office:value-type="float" office:value="0.0081921">
            <text:p>0.0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7"/>
          <table:table-cell table:formula="of:=INDIRECT(ADDRESS([.K6];6;4))" office:value-type="float" office:value="0.00330405">
            <text:p>0</text:p>
          </table:table-cell>
          <table:table-cell table:formula="of:=INDIRECT(ADDRESS([.L6];6;4))" office:value-type="float" office:value="0.0112508">
            <text:p>0.01</text:p>
          </table:table-cell>
          <table:table-cell table:formula="of:=INDIRECT(ADDRESS([.M6];6;4))" office:value-type="float" office:value="0.0106294">
            <text:p>0.01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3"/>
          <table:table-cell table:style-name="ce6"/>
          <table:table-cell/>
          <table:table-cell table:formula="of:=INDIRECT(ADDRESS([.K7];6;4))" office:value-type="float" office:value="0.0032537">
            <text:p>0</text:p>
          </table:table-cell>
          <table:table-cell table:formula="of:=INDIRECT(ADDRESS([.L7];6;4))" office:value-type="float" office:value="0.0111486">
            <text:p>0.01</text:p>
          </table:table-cell>
          <table:table-cell table:formula="of:=INDIRECT(ADDRESS([.M7];6;4))" office:value-type="float" office:value="0.0105278">
            <text:p>0.0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34">
            <text:p>534</text:p>
          </table:table-cell>
          <table:table-cell table:number-columns-repeated="3"/>
          <table:table-cell table:formula="of:=INDIRECT(ADDRESS([.K8];6;4))" office:value-type="float" office:value="0.00325244">
            <text:p>0</text:p>
          </table:table-cell>
          <table:table-cell table:formula="of:=INDIRECT(ADDRESS([.L8];6;4))" office:value-type="float" office:value="0.0111344">
            <text:p>0.01</text:p>
          </table:table-cell>
          <table:table-cell table:formula="of:=INDIRECT(ADDRESS([.M8];6;4))" office:value-type="float" office:value="0.0105257">
            <text:p>0.01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3939">
            <text:p>9.34</text:p>
          </table:table-cell>
          <table:table-cell/>
          <table:table-cell table:formula="of:=INDIRECT(ADDRESS([.K9];6;4))" office:value-type="float" office:value="0.00327081">
            <text:p>0</text:p>
          </table:table-cell>
          <table:table-cell table:formula="of:=INDIRECT(ADDRESS([.L9];6;4))" office:value-type="float" office:value="0.0110581">
            <text:p>0.01</text:p>
          </table:table-cell>
          <table:table-cell table:formula="of:=INDIRECT(ADDRESS([.M9];6;4))" office:value-type="float" office:value="0.0104415">
            <text:p>0.01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3941">
            <text:p>9.34</text:p>
          </table:table-cell>
          <table:table-cell/>
          <table:table-cell table:formula="of:=INDIRECT(ADDRESS([.K10];6;4))" office:value-type="float" office:value="0.00325851">
            <text:p>0</text:p>
          </table:table-cell>
          <table:table-cell table:formula="of:=INDIRECT(ADDRESS([.L10];6;4))" office:value-type="float" office:value="0.0110379">
            <text:p>0.01</text:p>
          </table:table-cell>
          <table:table-cell table:formula="of:=INDIRECT(ADDRESS([.M10];6;4))" office:value-type="float" office:value="0.0104268">
            <text:p>0.01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1873">
            <text:p>2.32E-005</text:p>
          </table:table-cell>
          <table:table-cell/>
          <table:table-cell table:formula="of:=INDIRECT(ADDRESS([.K11];6;4))" office:value-type="float" office:value="0.00325097">
            <text:p>0</text:p>
          </table:table-cell>
          <table:table-cell table:formula="of:=INDIRECT(ADDRESS([.L11];6;4))" office:value-type="float" office:value="0.0110863">
            <text:p>0.01</text:p>
          </table:table-cell>
          <table:table-cell table:formula="of:=INDIRECT(ADDRESS([.M11];6;4))" office:value-type="float" office:value="0.0104641">
            <text:p>0.01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4661">
            <text:p>0.02</text:p>
          </table:table-cell>
          <table:table-cell table:number-columns-repeated="3"/>
          <table:table-cell table:formula="of:=INDIRECT(ADDRESS([.K12];6;4))" office:value-type="float" office:value="0.00333883">
            <text:p>0</text:p>
          </table:table-cell>
          <table:table-cell table:formula="of:=INDIRECT(ADDRESS([.L12];6;4))" office:value-type="float" office:value="0.0110916">
            <text:p>0.01</text:p>
          </table:table-cell>
          <table:table-cell table:formula="of:=INDIRECT(ADDRESS([.M12];6;4))" office:value-type="float" office:value="0.010464">
            <text:p>0.01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7307">
            <text:p>60.73</text:p>
          </table:table-cell>
          <table:table-cell table:number-columns-repeated="3"/>
          <table:table-cell table:formula="of:=INDIRECT(ADDRESS([.K13];6;4))" office:value-type="float" office:value="0.00341377">
            <text:p>0</text:p>
          </table:table-cell>
          <table:table-cell table:formula="of:=INDIRECT(ADDRESS([.L13];6;4))" office:value-type="float" office:value="0.0112759">
            <text:p>0.01</text:p>
          </table:table-cell>
          <table:table-cell table:formula="of:=INDIRECT(ADDRESS([.M13];6;4))" office:value-type="float" office:value="0.010673">
            <text:p>0.01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33939">
            <text:p>9.34</text:p>
          </table:table-cell>
          <table:table-cell table:number-columns-repeated="3"/>
          <table:table-cell table:formula="of:=INDIRECT(ADDRESS([.K14];6;4))" office:value-type="float" office:value="0.00335315">
            <text:p>0</text:p>
          </table:table-cell>
          <table:table-cell table:formula="of:=INDIRECT(ADDRESS([.L14];6;4))" office:value-type="float" office:value="0.0111313">
            <text:p>0.01</text:p>
          </table:table-cell>
          <table:table-cell table:formula="of:=INDIRECT(ADDRESS([.M14];6;4))" office:value-type="float" office:value="0.0104655">
            <text:p>0.01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3943">
            <text:p>9.34</text:p>
          </table:table-cell>
          <table:table-cell/>
          <table:table-cell table:formula="of:=INDIRECT(ADDRESS([.K15];6;4))" office:value-type="float" office:value="0.00331264">
            <text:p>0</text:p>
          </table:table-cell>
          <table:table-cell table:formula="of:=INDIRECT(ADDRESS([.L15];6;4))" office:value-type="float" office:value="0.0112179">
            <text:p>0.01</text:p>
          </table:table-cell>
          <table:table-cell table:formula="of:=INDIRECT(ADDRESS([.M15];6;4))" office:value-type="float" office:value="0.0106012">
            <text:p>0.01</text:p>
          </table:table-cell>
          <table:table-cell office:value-type="float" office:value="336">
            <text:p>336</text:p>
          </table:table-cell>
          <table:table-cell office:value-type="float" office:value="339">
            <text:p>33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5585">
            <text:p>9.36E+000</text:p>
          </table:table-cell>
          <table:table-cell/>
          <table:table-cell table:formula="of:=INDIRECT(ADDRESS([.K16];6;4))" office:value-type="float" office:value="0.00333429">
            <text:p>0</text:p>
          </table:table-cell>
          <table:table-cell table:formula="of:=INDIRECT(ADDRESS([.L16];6;4))" office:value-type="float" office:value="0.0118667">
            <text:p>0.01</text:p>
          </table:table-cell>
          <table:table-cell table:formula="of:=INDIRECT(ADDRESS([.M16];6;4))" office:value-type="float" office:value="0.011081">
            <text:p>0.01</text:p>
          </table:table-cell>
          <table:table-cell office:value-type="float" office:value="360">
            <text:p>360</text:p>
          </table:table-cell>
          <table:table-cell office:value-type="float" office:value="363">
            <text:p>363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102">
            <text:p>0.02</text:p>
          </table:table-cell>
          <table:table-cell/>
          <table:table-cell table:formula="of:=INDIRECT(ADDRESS([.K17];6;4))" office:value-type="float" office:value="0.00341873">
            <text:p>0</text:p>
          </table:table-cell>
          <table:table-cell table:formula="of:=INDIRECT(ADDRESS([.L17];6;4))" office:value-type="float" office:value="0.0112769">
            <text:p>0.01</text:p>
          </table:table-cell>
          <table:table-cell table:formula="of:=INDIRECT(ADDRESS([.M17];6;4))" office:value-type="float" office:value="0.00773629">
            <text:p>0.0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3942">
            <text:p>9.34</text:p>
          </table:table-cell>
          <table:table-cell/>
          <table:table-cell table:formula="of:=INDIRECT(ADDRESS([.K18];6;4))" office:value-type="float" office:value="0.00356561">
            <text:p>0</text:p>
          </table:table-cell>
          <table:table-cell table:formula="of:=INDIRECT(ADDRESS([.L18];6;4))" office:value-type="float" office:value="0.0111103">
            <text:p>0.01</text:p>
          </table:table-cell>
          <table:table-cell table:formula="of:=INDIRECT(ADDRESS([.M18];6;4))" office:value-type="float" office:value="0.0105005">
            <text:p>0.01</text:p>
          </table:table-cell>
          <table:table-cell office:value-type="float" office:value="408">
            <text:p>408</text:p>
          </table:table-cell>
          <table:table-cell office:value-type="float" office:value="411">
            <text:p>41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3943">
            <text:p>9.34</text:p>
          </table:table-cell>
          <table:table-cell/>
          <table:table-cell table:formula="of:=INDIRECT(ADDRESS([.K19];6;4))" office:value-type="float" office:value="0.0033454">
            <text:p>0</text:p>
          </table:table-cell>
          <table:table-cell table:formula="of:=INDIRECT(ADDRESS([.L19];6;4))" office:value-type="float" office:value="0.0109721">
            <text:p>0.01</text:p>
          </table:table-cell>
          <table:table-cell table:formula="of:=INDIRECT(ADDRESS([.M19];6;4))" office:value-type="float" office:value="0.0102999">
            <text:p>0.01</text:p>
          </table:table-cell>
          <table:table-cell office:value-type="float" office:value="432">
            <text:p>432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857">
            <text:p>1.07E-005</text:p>
          </table:table-cell>
          <table:table-cell/>
          <table:table-cell table:formula="of:=INDIRECT(ADDRESS([.K20];6;4))" office:value-type="float" office:value="0.00329818">
            <text:p>0</text:p>
          </table:table-cell>
          <table:table-cell table:formula="of:=INDIRECT(ADDRESS([.L20];6;4))" office:value-type="float" office:value="0.0110126">
            <text:p>0.01</text:p>
          </table:table-cell>
          <table:table-cell table:formula="of:=INDIRECT(ADDRESS([.M20];6;4))" office:value-type="float" office:value="0.0104066">
            <text:p>0.0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34">
            <text:p>534</text:p>
          </table:table-cell>
          <table:table-cell table:number-columns-repeated="2"/>
          <table:table-cell table:formula="of:=INDIRECT(ADDRESS([.K21];6;4))" office:value-type="float" office:value="0.00325377">
            <text:p>0</text:p>
          </table:table-cell>
          <table:table-cell table:formula="of:=INDIRECT(ADDRESS([.L21];6;4))" office:value-type="float" office:value="0.0110288">
            <text:p>0.01</text:p>
          </table:table-cell>
          <table:table-cell table:formula="of:=INDIRECT(ADDRESS([.M21];6;4))" office:value-type="float" office:value="0.0104223">
            <text:p>0.01</text:p>
          </table:table-cell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395">
            <text:p>9.34</text:p>
          </table:table-cell>
          <table:table-cell/>
          <table:table-cell table:formula="of:=INDIRECT(ADDRESS([.K22];6;4))" office:value-type="float" office:value="0.00325321">
            <text:p>0</text:p>
          </table:table-cell>
          <table:table-cell table:formula="of:=INDIRECT(ADDRESS([.L22];6;4))" office:value-type="float" office:value="0.0109413">
            <text:p>0.01</text:p>
          </table:table-cell>
          <table:table-cell table:formula="of:=INDIRECT(ADDRESS([.M22];6;4))" office:value-type="float" office:value="0.0103469">
            <text:p>0.01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4276">
            <text:p>9.34</text:p>
          </table:table-cell>
          <table:table-cell/>
          <table:table-cell table:formula="of:=INDIRECT(ADDRESS([.K23];6;4))" office:value-type="float" office:value="0.00325174">
            <text:p>0</text:p>
          </table:table-cell>
          <table:table-cell table:formula="of:=INDIRECT(ADDRESS([.L23];6;4))" office:value-type="float" office:value="0.0110579">
            <text:p>0.01</text:p>
          </table:table-cell>
          <table:table-cell table:formula="of:=INDIRECT(ADDRESS([.M23];6;4))" office:value-type="float" office:value="0.0104623">
            <text:p>0.01</text:p>
          </table:table-cell>
          <table:table-cell office:value-type="float" office:value="528">
            <text:p>528</text:p>
          </table:table-cell>
          <table:table-cell office:value-type="float" office:value="531">
            <text:p>53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6117">
            <text:p>0</text:p>
          </table:table-cell>
          <table:table-cell/>
          <table:table-cell table:formula="of:=INDIRECT(ADDRESS([.K24];6;4))" office:value-type="float" office:value="0.00330349">
            <text:p>0</text:p>
          </table:table-cell>
          <table:table-cell table:formula="of:=INDIRECT(ADDRESS([.L24];6;4))" office:value-type="float" office:value="0.0112329">
            <text:p>0.01</text:p>
          </table:table-cell>
          <table:table-cell table:formula="of:=INDIRECT(ADDRESS([.M24];6;4))" office:value-type="float" office:value="0.0106173">
            <text:p>0.01</text:p>
          </table:table-cell>
          <table:table-cell office:value-type="float" office:value="552">
            <text:p>552</text:p>
          </table:table-cell>
          <table:table-cell office:value-type="float" office:value="555">
            <text:p>555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4277">
            <text:p>9.34</text:p>
          </table:table-cell>
          <table:table-cell/>
          <table:table-cell table:style-name="ce7" table:formula="of:=SUM([.H2:.H24])" office:value-type="float" office:value="0.07654611">
            <text:p>0.07655</text:p>
          </table:table-cell>
          <table:table-cell table:style-name="ce7" table:formula="of:=SUM([.I2:.I24])" office:value-type="float" office:value="0.2569225">
            <text:p>0.25692</text:p>
          </table:table-cell>
          <table:table-cell table:style-name="ce7" table:formula="of:=SUM([.J2:.J24])" office:value-type="float" office:value="0.23698509">
            <text:p>0.23699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5383">
            <text:p>9.35</text:p>
          </table:table-cell>
          <table:table-cell/>
          <table:table-cell table:style-name="ce7" table:formula="of:=AVERAGE([.H2:.H24])" office:value-type="float" office:value="0.00332809173913043">
            <text:p>0.00333</text:p>
          </table:table-cell>
          <table:table-cell table:style-name="ce7" table:formula="of:=AVERAGE([.I2:.I24])" office:value-type="float" office:value="0.0111705434782609">
            <text:p>0.01117</text:p>
          </table:table-cell>
          <table:table-cell table:style-name="ce7" table:formula="of:=AVERAGE([.J2:.J24])" office:value-type="float" office:value="0.0103036995652174">
            <text:p>0.01030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61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34451">
            <text:p>9.3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5489">
            <text:p>9.35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876">
            <text:p>0.0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 table:number-columns-repeated="5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35">
            <text:p>535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5586">
            <text:p>9.36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5588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5365">
            <text:p>2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5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278">
            <text:p>60.0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35585">
            <text:p>9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559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725">
            <text:p>9.3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02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5589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559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952">
            <text:p>1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35">
            <text:p>53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5597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5923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654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35924">
            <text:p>9.3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7027">
            <text:p>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29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6105">
            <text:p>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7147">
            <text:p>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16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36">
            <text:p>5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7252">
            <text:p>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7254">
            <text:p>9.3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8381">
            <text:p>2.2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55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6812">
            <text:p>59.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37251">
            <text:p>9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7256">
            <text:p>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8926">
            <text:p>9.3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99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7254">
            <text:p>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7255">
            <text:p>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0571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36">
            <text:p>53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37267">
            <text:p>9.3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7625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5757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7626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8802">
            <text:p>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6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7782">
            <text:p>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8871">
            <text:p>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96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37">
            <text:p>5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8927">
            <text:p>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8932">
            <text:p>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37206">
            <text:p>4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448">
            <text:p>59.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38927">
            <text:p>9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8934">
            <text:p>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0594">
            <text:p>9.4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9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8932">
            <text:p>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38933">
            <text:p>9.3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9683">
            <text:p>1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37">
            <text:p>53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8941">
            <text:p>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39283">
            <text:p>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4104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39283">
            <text:p>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0397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36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39685">
            <text:p>9.4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0504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92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38">
            <text:p>53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0595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0601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16127">
            <text:p>5.1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16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814">
            <text:p>60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40595">
            <text:p>9.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0603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2256">
            <text:p>9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25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0601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0603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1556">
            <text:p>1.5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38">
            <text:p>53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0612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0943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040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40943">
            <text:p>9.4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2068">
            <text:p>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5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1105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2168">
            <text:p>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29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39">
            <text:p>5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2257">
            <text:p>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226">
            <text:p>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7492">
            <text:p>2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0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22">
            <text:p>60.02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42257">
            <text:p>9.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2262">
            <text:p>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3922">
            <text:p>9.4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9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226">
            <text:p>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2261">
            <text:p>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9429">
            <text:p>1.1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39">
            <text:p>53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42269">
            <text:p>9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2594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3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2595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371">
            <text:p>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4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2769">
            <text:p>9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3822">
            <text:p>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27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0">
            <text:p>5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3923">
            <text:p>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3925">
            <text:p>9.4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1873">
            <text:p>2.3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24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7936">
            <text:p>59.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43923">
            <text:p>9.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3928">
            <text:p>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5594">
            <text:p>9.4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6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3926">
            <text:p>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3927">
            <text:p>9.4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7556">
            <text:p>1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0">
            <text:p>54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3934">
            <text:p>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426">
            <text:p>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24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426">
            <text:p>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5373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3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4438">
            <text:p>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549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25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1">
            <text:p>5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5596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5599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381">
            <text:p>3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40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955">
            <text:p>60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45595">
            <text:p>9.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5601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7258">
            <text:p>9.4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75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5599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56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3841">
            <text:p>1.1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1">
            <text:p>54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5608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5935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708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5935">
            <text:p>9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7041">
            <text:p>9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5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46112">
            <text:p>9.4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7156">
            <text:p>9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41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2">
            <text:p>5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726">
            <text:p>9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7262">
            <text:p>9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91238">
            <text:p>2.9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50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595">
            <text:p>60.0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47259">
            <text:p>9.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7265">
            <text:p>9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8923">
            <text:p>9.4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7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7263">
            <text:p>9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7264">
            <text:p>9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454">
            <text:p>1.1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2">
            <text:p>54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7272">
            <text:p>9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7597">
            <text:p>9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85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47598">
            <text:p>9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8702">
            <text:p>9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3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7776">
            <text:p>9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8818">
            <text:p>9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26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3">
            <text:p>5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8925">
            <text:p>9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48927">
            <text:p>9.4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2571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22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006">
            <text:p>59.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48924">
            <text:p>9.4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8929">
            <text:p>9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0596">
            <text:p>9.5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66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8927">
            <text:p>9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8928">
            <text:p>9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3365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3">
            <text:p>54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48936">
            <text:p>9.4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49261">
            <text:p>9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09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9261">
            <text:p>9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037">
            <text:p>9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86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49442">
            <text:p>9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0488">
            <text:p>9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641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4">
            <text:p>5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0597">
            <text:p>9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0599">
            <text:p>9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27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4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373">
            <text:p>59.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50596">
            <text:p>9.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0601">
            <text:p>9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2264">
            <text:p>9.5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25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06">
            <text:p>9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0601">
            <text:p>9.5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4">
            <text:p>54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0608">
            <text:p>9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0942">
            <text:p>9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388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0942">
            <text:p>9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2051">
            <text:p>9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91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51117">
            <text:p>9.5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2164">
            <text:p>9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6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5">
            <text:p>54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2265">
            <text:p>9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2268">
            <text:p>9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514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6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924">
            <text:p>59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52265">
            <text:p>9.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227">
            <text:p>9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3934">
            <text:p>9.5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3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2268">
            <text:p>9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2269">
            <text:p>9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3365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5">
            <text:p>54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2277">
            <text:p>9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2618">
            <text:p>9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4137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52618">
            <text:p>9.5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3746">
            <text:p>9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7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2778">
            <text:p>9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3846">
            <text:p>9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7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6">
            <text:p>5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3935">
            <text:p>9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3937">
            <text:p>9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2349">
            <text:p>2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45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759">
            <text:p>60.0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53934">
            <text:p>9.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3939">
            <text:p>9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5598">
            <text:p>9.5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7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3938">
            <text:p>9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3939">
            <text:p>9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6">
            <text:p>54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53946">
            <text:p>9.5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4282">
            <text:p>9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531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4282">
            <text:p>9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5395">
            <text:p>9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3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4456">
            <text:p>9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5502">
            <text:p>9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65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7">
            <text:p>5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5599">
            <text:p>9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5602">
            <text:p>9.5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968">
            <text:p>2.3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78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581">
            <text:p>59.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55599">
            <text:p>9.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5604">
            <text:p>9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7266">
            <text:p>9.5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2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5602">
            <text:p>9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5603">
            <text:p>9.5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7">
            <text:p>54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561">
            <text:p>9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5942">
            <text:p>9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126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5942">
            <text:p>9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7064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1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6113">
            <text:p>9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7173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01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8">
            <text:p>5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7267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727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8159">
            <text:p>2.3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661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3.585">
            <text:p>53.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57267">
            <text:p>9.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7272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9132">
            <text:p>9.5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598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727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7271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064">
            <text:p>1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8">
            <text:p>54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7282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7616">
            <text:p>9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342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7616">
            <text:p>9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8803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66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57871">
            <text:p>9.5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8979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8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9">
            <text:p>54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9134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9144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02876">
            <text:p>1.0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825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3.1909">
            <text:p>63.1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59133">
            <text:p>9.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9147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0715">
            <text:p>9.6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677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9144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9146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0413">
            <text:p>1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9">
            <text:p>54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9157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9498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4187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59499">
            <text:p>9.5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0627">
            <text:p>9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76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9906">
            <text:p>9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068">
            <text:p>9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7362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0">
            <text:p>5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0716">
            <text:p>9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072">
            <text:p>9.6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31619">
            <text:p>4.3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757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3.4615">
            <text:p>63.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0715">
            <text:p>9.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0726">
            <text:p>9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229">
            <text:p>9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642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0721">
            <text:p>9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0726">
            <text:p>9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83302">
            <text:p>4.8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0">
            <text:p>55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60734">
            <text:p>9.6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109">
            <text:p>9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5656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1091">
            <text:p>9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2202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1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1202">
            <text:p>9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2252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00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1">
            <text:p>5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2292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2294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2571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498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6104">
            <text:p>60.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2291">
            <text:p>9.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2296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394">
            <text:p>9.6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41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2295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2296">
            <text:p>9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968">
            <text:p>1.0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1">
            <text:p>5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2303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2637">
            <text:p>9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45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2638">
            <text:p>9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3735">
            <text:p>9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72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62817">
            <text:p>9.6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3847">
            <text:p>9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99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2">
            <text:p>5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3942">
            <text:p>9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3949">
            <text:p>9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78032">
            <text:p>7.7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75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697">
            <text:p>59.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3941">
            <text:p>9.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3952">
            <text:p>9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5608">
            <text:p>9.6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60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395">
            <text:p>9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3951">
            <text:p>9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857">
            <text:p>1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2">
            <text:p>55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396">
            <text:p>9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429">
            <text:p>9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981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6429">
            <text:p>9.6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5392">
            <text:p>9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12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4466">
            <text:p>9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5507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06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3">
            <text:p>55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5609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5612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3587">
            <text:p>3.1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023">
            <text:p>60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5609">
            <text:p>9.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5615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7274">
            <text:p>9.6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3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5613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5614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28508">
            <text:p>1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3">
            <text:p>55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65623">
            <text:p>9.6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5948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37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5948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7051">
            <text:p>9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28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6129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7172">
            <text:p>9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22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4">
            <text:p>5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7276">
            <text:p>9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7283">
            <text:p>9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82222">
            <text:p>7.8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7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882">
            <text:p>59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7275">
            <text:p>9.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7286">
            <text:p>9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8944">
            <text:p>9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5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7284">
            <text:p>9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7285">
            <text:p>9.6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4">
            <text:p>55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7293">
            <text:p>9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7618">
            <text:p>9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32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7618">
            <text:p>9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8712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4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7799">
            <text:p>9.68</text:p>
          </table:table-cell>
          <table:table-cell/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8834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46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5">
            <text:p>5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8945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8948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1873">
            <text:p>2.3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2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147">
            <text:p>60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8945">
            <text:p>9.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895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0611">
            <text:p>9.7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0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8948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8949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27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5">
            <text:p>55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8957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9282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17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9282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0388">
            <text:p>9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5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9459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0505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62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6">
            <text:p>5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0612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0614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1175">
            <text:p>2.3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9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18">
            <text:p>59.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70611">
            <text:p>9.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0616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2279">
            <text:p>9.7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3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0615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0616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2667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6">
            <text:p>55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0623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0953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034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0954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2077">
            <text:p>9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32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1125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2186">
            <text:p>9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17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7">
            <text:p>5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2281">
            <text:p>9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2288">
            <text:p>9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90032">
            <text:p>6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4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989">
            <text:p>59.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7228">
            <text:p>9.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229">
            <text:p>9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3949">
            <text:p>9.7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1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2288">
            <text:p>9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2289">
            <text:p>9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762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7">
            <text:p>55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2297">
            <text:p>9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2622">
            <text:p>9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1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2622">
            <text:p>9.73</text:p>
          </table:table-cell>
          <table:table-cell/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3722">
            <text:p>9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01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1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1H00M00S">
            <text:p>01:00:00 AM</text:p>
          </table:table-cell>
          <table:table-cell office:value-type="string">
            <text:p>FFP.</text:p>
          </table:table-cell>
          <table:table-cell table:number-columns-repeated="3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2];6;4))" office:value-type="float" office:value="0.00402691">
            <text:p>0</text:p>
          </table:table-cell>
          <table:table-cell table:formula="of:=INDIRECT(ADDRESS([.L2];6;4))" office:value-type="float" office:value="0.0111845">
            <text:p>0.01</text:p>
          </table:table-cell>
          <table:table-cell table:formula="of:=INDIRECT(ADDRESS([.M2];6;4))" office:value-type="float" office:value="0.0103708">
            <text:p>0.0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3];6;4))" office:value-type="float" office:value="0.00439476">
            <text:p>0</text:p>
          </table:table-cell>
          <table:table-cell table:formula="of:=INDIRECT(ADDRESS([.L3];6;4))" office:value-type="float" office:value="0.0112359">
            <text:p>0.01</text:p>
          </table:table-cell>
          <table:table-cell table:formula="of:=INDIRECT(ADDRESS([.M3];6;4))" office:value-type="float" office:value="0.0104575">
            <text:p>0.0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ThreadPerCamera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4];6;4))" office:value-type="float" office:value="0.00406965">
            <text:p>0</text:p>
          </table:table-cell>
          <table:table-cell table:formula="of:=INDIRECT(ADDRESS([.L4];6;4))" office:value-type="float" office:value="0.0112719">
            <text:p>0.01</text:p>
          </table:table-cell>
          <table:table-cell table:formula="of:=INDIRECT(ADDRESS([.M4];6;4))" office:value-type="float" office:value="0.0105572">
            <text:p>0.0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SingleThreaded'</text:p>
          </table:table-cell>
          <table:table-cell office:value-type="string">
            <text:p>selected.</text:p>
          </table:table-cell>
          <table:table-cell/>
          <table:table-cell table:style-name="ce6"/>
          <table:table-cell/>
          <table:table-cell table:formula="of:=INDIRECT(ADDRESS([.K5];6;4))" office:value-type="float" office:value="0.00400854">
            <text:p>0</text:p>
          </table:table-cell>
          <table:table-cell table:formula="of:=INDIRECT(ADDRESS([.L5];6;4))" office:value-type="float" office:value="0.0112644">
            <text:p>0.01</text:p>
          </table:table-cell>
          <table:table-cell table:formula="of:=INDIRECT(ADDRESS([.M5];6;4))" office:value-type="float" office:value="0.0108059">
            <text:p>0.0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7"/>
          <table:table-cell table:formula="of:=INDIRECT(ADDRESS([.K6];6;4))" office:value-type="float" office:value="0.00406511">
            <text:p>0</text:p>
          </table:table-cell>
          <table:table-cell table:formula="of:=INDIRECT(ADDRESS([.L6];6;4))" office:value-type="float" office:value="0.0112718">
            <text:p>0.01</text:p>
          </table:table-cell>
          <table:table-cell table:formula="of:=INDIRECT(ADDRESS([.M6];6;4))" office:value-type="float" office:value="0.0108213">
            <text:p>0.01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3"/>
          <table:table-cell table:style-name="ce6"/>
          <table:table-cell/>
          <table:table-cell table:formula="of:=INDIRECT(ADDRESS([.K7];6;4))" office:value-type="float" office:value="0.00444274">
            <text:p>0</text:p>
          </table:table-cell>
          <table:table-cell table:formula="of:=INDIRECT(ADDRESS([.L7];6;4))" office:value-type="float" office:value="0.0119116">
            <text:p>0.01</text:p>
          </table:table-cell>
          <table:table-cell table:formula="of:=INDIRECT(ADDRESS([.M7];6;4))" office:value-type="float" office:value="0.0112029">
            <text:p>0.0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2">
            <text:p>882</text:p>
          </table:table-cell>
          <table:table-cell table:number-columns-repeated="3"/>
          <table:table-cell table:formula="of:=INDIRECT(ADDRESS([.K8];6;4))" office:value-type="float" office:value="0.00429454">
            <text:p>0</text:p>
          </table:table-cell>
          <table:table-cell table:formula="of:=INDIRECT(ADDRESS([.L8];6;4))" office:value-type="float" office:value="0.0113505">
            <text:p>0.01</text:p>
          </table:table-cell>
          <table:table-cell table:formula="of:=INDIRECT(ADDRESS([.M8];6;4))" office:value-type="float" office:value="0.0108951">
            <text:p>0.01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281">
            <text:p>15.23</text:p>
          </table:table-cell>
          <table:table-cell/>
          <table:table-cell table:formula="of:=INDIRECT(ADDRESS([.K9];6;4))" office:value-type="float" office:value="0.00447312">
            <text:p>0</text:p>
          </table:table-cell>
          <table:table-cell table:formula="of:=INDIRECT(ADDRESS([.L9];6;4))" office:value-type="float" office:value="0.0113609">
            <text:p>0.01</text:p>
          </table:table-cell>
          <table:table-cell table:formula="of:=INDIRECT(ADDRESS([.M9];6;4))" office:value-type="float" office:value="0.0155276">
            <text:p>0.02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282">
            <text:p>15.23</text:p>
          </table:table-cell>
          <table:table-cell/>
          <table:table-cell table:formula="of:=INDIRECT(ADDRESS([.K10];6;4))" office:value-type="float" office:value="0.00409724">
            <text:p>0</text:p>
          </table:table-cell>
          <table:table-cell table:formula="of:=INDIRECT(ADDRESS([.L10];6;4))" office:value-type="float" office:value="0.0111877">
            <text:p>0.01</text:p>
          </table:table-cell>
          <table:table-cell table:formula="of:=INDIRECT(ADDRESS([.M10];6;4))" office:value-type="float" office:value="0.010107">
            <text:p>0.01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4952">
            <text:p>2.85E-005</text:p>
          </table:table-cell>
          <table:table-cell/>
          <table:table-cell table:formula="of:=INDIRECT(ADDRESS([.K11];6;4))" office:value-type="float" office:value="0.00398864">
            <text:p>0</text:p>
          </table:table-cell>
          <table:table-cell table:formula="of:=INDIRECT(ADDRESS([.L11];6;4))" office:value-type="float" office:value="0.0113766">
            <text:p>0.01</text:p>
          </table:table-cell>
          <table:table-cell table:formula="of:=INDIRECT(ADDRESS([.M11];6;4))" office:value-type="float" office:value="0.0103612">
            <text:p>0.01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879">
            <text:p>0.02</text:p>
          </table:table-cell>
          <table:table-cell table:number-columns-repeated="3"/>
          <table:table-cell table:formula="of:=INDIRECT(ADDRESS([.K12];6;4))" office:value-type="float" office:value="0.00398389">
            <text:p>0</text:p>
          </table:table-cell>
          <table:table-cell table:formula="of:=INDIRECT(ADDRESS([.L12];6;4))" office:value-type="float" office:value="0.0111157">
            <text:p>0.01</text:p>
          </table:table-cell>
          <table:table-cell table:formula="of:=INDIRECT(ADDRESS([.M12];6;4))" office:value-type="float" office:value="0.0101612">
            <text:p>0.01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7746">
            <text:p>61.77</text:p>
          </table:table-cell>
          <table:table-cell table:number-columns-repeated="3"/>
          <table:table-cell table:formula="of:=INDIRECT(ADDRESS([.K13];6;4))" office:value-type="float" office:value="0.00403927">
            <text:p>0</text:p>
          </table:table-cell>
          <table:table-cell table:formula="of:=INDIRECT(ADDRESS([.L13];6;4))" office:value-type="float" office:value="0.0111816">
            <text:p>0.01</text:p>
          </table:table-cell>
          <table:table-cell table:formula="of:=INDIRECT(ADDRESS([.M13];6;4))" office:value-type="float" office:value="0.0102936">
            <text:p>0.01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2281">
            <text:p>15.23</text:p>
          </table:table-cell>
          <table:table-cell/>
          <table:table-cell table:style-name="ce6"/>
          <table:table-cell/>
          <table:table-cell table:formula="of:=INDIRECT(ADDRESS([.K14];6;4))" office:value-type="float" office:value="0.00401518">
            <text:p>0</text:p>
          </table:table-cell>
          <table:table-cell table:formula="of:=INDIRECT(ADDRESS([.L14];6;4))" office:value-type="float" office:value="0.0114661">
            <text:p>0.01</text:p>
          </table:table-cell>
          <table:table-cell table:formula="of:=INDIRECT(ADDRESS([.M14];6;4))" office:value-type="float" office:value="0.0106284">
            <text:p>0.01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282">
            <text:p>15.23</text:p>
          </table:table-cell>
          <table:table-cell/>
          <table:table-cell table:formula="of:=INDIRECT(ADDRESS([.K15];6;4))" office:value-type="float" office:value="0.00400959">
            <text:p>0</text:p>
          </table:table-cell>
          <table:table-cell table:formula="of:=INDIRECT(ADDRESS([.L15];6;4))" office:value-type="float" office:value="0.0113086">
            <text:p>0.01</text:p>
          </table:table-cell>
          <table:table-cell table:formula="of:=INDIRECT(ADDRESS([.M15];6;4))" office:value-type="float" office:value="0.0105395">
            <text:p>0.01</text:p>
          </table:table-cell>
          <table:table-cell office:value-type="float" office:value="336">
            <text:p>336</text:p>
          </table:table-cell>
          <table:table-cell office:value-type="float" office:value="339">
            <text:p>33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443">
            <text:p>1.52E+001</text:p>
          </table:table-cell>
          <table:table-cell/>
          <table:table-cell table:formula="of:=INDIRECT(ADDRESS([.K16];6;4))" office:value-type="float" office:value="0.00400742">
            <text:p>0</text:p>
          </table:table-cell>
          <table:table-cell table:formula="of:=INDIRECT(ADDRESS([.L16];6;4))" office:value-type="float" office:value="0.0113144">
            <text:p>0.01</text:p>
          </table:table-cell>
          <table:table-cell table:formula="of:=INDIRECT(ADDRESS([.M16];6;4))" office:value-type="float" office:value="0.010617">
            <text:p>0.01</text:p>
          </table:table-cell>
          <table:table-cell office:value-type="float" office:value="360">
            <text:p>360</text:p>
          </table:table-cell>
          <table:table-cell office:value-type="float" office:value="363">
            <text:p>363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232">
            <text:p>0.02</text:p>
          </table:table-cell>
          <table:table-cell/>
          <table:table-cell table:formula="of:=INDIRECT(ADDRESS([.K17];6;4))" office:value-type="float" office:value="0.00402474">
            <text:p>0</text:p>
          </table:table-cell>
          <table:table-cell table:formula="of:=INDIRECT(ADDRESS([.L17];6;4))" office:value-type="float" office:value="0.0114111">
            <text:p>0.01</text:p>
          </table:table-cell>
          <table:table-cell table:formula="of:=INDIRECT(ADDRESS([.M17];6;4))" office:value-type="float" office:value="0.0109446">
            <text:p>0.0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282">
            <text:p>15.23</text:p>
          </table:table-cell>
          <table:table-cell/>
          <table:table-cell table:formula="of:=INDIRECT(ADDRESS([.K18];6;4))" office:value-type="float" office:value="0.00420759">
            <text:p>0</text:p>
          </table:table-cell>
          <table:table-cell table:formula="of:=INDIRECT(ADDRESS([.L18];6;4))" office:value-type="float" office:value="0.0110116">
            <text:p>0.01</text:p>
          </table:table-cell>
          <table:table-cell table:formula="of:=INDIRECT(ADDRESS([.M18];6;4))" office:value-type="float" office:value="0.01057">
            <text:p>0.01</text:p>
          </table:table-cell>
          <table:table-cell office:value-type="float" office:value="408">
            <text:p>408</text:p>
          </table:table-cell>
          <table:table-cell office:value-type="float" office:value="411">
            <text:p>41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282">
            <text:p>15.23</text:p>
          </table:table-cell>
          <table:table-cell/>
          <table:table-cell table:formula="of:=INDIRECT(ADDRESS([.K19];6;4))" office:value-type="float" office:value="0.00446111">
            <text:p>0</text:p>
          </table:table-cell>
          <table:table-cell table:formula="of:=INDIRECT(ADDRESS([.L19];6;4))" office:value-type="float" office:value="0.0121257">
            <text:p>0.01</text:p>
          </table:table-cell>
          <table:table-cell table:formula="of:=INDIRECT(ADDRESS([.M19];6;4))" office:value-type="float" office:value="0.011436">
            <text:p>0.01</text:p>
          </table:table-cell>
          <table:table-cell office:value-type="float" office:value="432">
            <text:p>432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7333">
            <text:p>1.17E-005</text:p>
          </table:table-cell>
          <table:table-cell/>
          <table:table-cell table:formula="of:=INDIRECT(ADDRESS([.K20];6;4))" office:value-type="float" office:value="0.00524061">
            <text:p>0.01</text:p>
          </table:table-cell>
          <table:table-cell table:formula="of:=INDIRECT(ADDRESS([.L20];6;4))" office:value-type="float" office:value="0.0113571">
            <text:p>0.01</text:p>
          </table:table-cell>
          <table:table-cell table:formula="of:=INDIRECT(ADDRESS([.M20];6;4))" office:value-type="float" office:value="0.00834397">
            <text:p>0.0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2">
            <text:p>882</text:p>
          </table:table-cell>
          <table:table-cell table:number-columns-repeated="2"/>
          <table:table-cell table:formula="of:=INDIRECT(ADDRESS([.K21];6;4))" office:value-type="float" office:value="0.00415786">
            <text:p>0</text:p>
          </table:table-cell>
          <table:table-cell table:formula="of:=INDIRECT(ADDRESS([.L21];6;4))" office:value-type="float" office:value="0.0111764">
            <text:p>0.01</text:p>
          </table:table-cell>
          <table:table-cell table:formula="of:=INDIRECT(ADDRESS([.M21];6;4))" office:value-type="float" office:value="0.0100844">
            <text:p>0.01</text:p>
          </table:table-cell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282">
            <text:p>15.23</text:p>
          </table:table-cell>
          <table:table-cell/>
          <table:table-cell table:formula="of:=INDIRECT(ADDRESS([.K22];6;4))" office:value-type="float" office:value="0.00413363">
            <text:p>0</text:p>
          </table:table-cell>
          <table:table-cell table:formula="of:=INDIRECT(ADDRESS([.L22];6;4))" office:value-type="float" office:value="0.0113321">
            <text:p>0.01</text:p>
          </table:table-cell>
          <table:table-cell table:formula="of:=INDIRECT(ADDRESS([.M22];6;4))" office:value-type="float" office:value="0.0103204">
            <text:p>0.01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323">
            <text:p>15.23</text:p>
          </table:table-cell>
          <table:table-cell/>
          <table:table-cell table:formula="of:=INDIRECT(ADDRESS([.K23];6;4))" office:value-type="float" office:value="0.00399674">
            <text:p>0</text:p>
          </table:table-cell>
          <table:table-cell table:formula="of:=INDIRECT(ADDRESS([.L23];6;4))" office:value-type="float" office:value="0.0113546">
            <text:p>0.01</text:p>
          </table:table-cell>
          <table:table-cell table:formula="of:=INDIRECT(ADDRESS([.M23];6;4))" office:value-type="float" office:value="0.0103881">
            <text:p>0.01</text:p>
          </table:table-cell>
          <table:table-cell office:value-type="float" office:value="528">
            <text:p>528</text:p>
          </table:table-cell>
          <table:table-cell office:value-type="float" office:value="531">
            <text:p>53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2691">
            <text:p>0</text:p>
          </table:table-cell>
          <table:table-cell/>
          <table:table-cell table:formula="of:=INDIRECT(ADDRESS([.K24];6;4))" office:value-type="float" office:value="0.00430041">
            <text:p>0</text:p>
          </table:table-cell>
          <table:table-cell table:formula="of:=INDIRECT(ADDRESS([.L24];6;4))" office:value-type="float" office:value="0.0111854">
            <text:p>0.01</text:p>
          </table:table-cell>
          <table:table-cell table:formula="of:=INDIRECT(ADDRESS([.M24];6;4))" office:value-type="float" office:value="0.0103118">
            <text:p>0.01</text:p>
          </table:table-cell>
          <table:table-cell office:value-type="float" office:value="552">
            <text:p>552</text:p>
          </table:table-cell>
          <table:table-cell office:value-type="float" office:value="555">
            <text:p>555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323">
            <text:p>15.23</text:p>
          </table:table-cell>
          <table:table-cell/>
          <table:table-cell table:style-name="ce7" table:formula="of:=SUM([.H2:.H24])" office:value-type="float" office:value="0.09643929">
            <text:p>0.09644</text:p>
          </table:table-cell>
          <table:table-cell table:style-name="ce7" table:formula="of:=SUM([.I2:.I24])" office:value-type="float" office:value="0.2607562">
            <text:p>0.26076</text:p>
          </table:table-cell>
          <table:table-cell table:style-name="ce7" table:formula="of:=SUM([.J2:.J24])" office:value-type="float" office:value="0.24574547">
            <text:p>0.24575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435">
            <text:p>15.24</text:p>
          </table:table-cell>
          <table:table-cell/>
          <table:table-cell table:style-name="ce7" table:formula="of:=AVERAGE([.H2:.H24])" office:value-type="float" office:value="0.00419301260869565">
            <text:p>0.00419</text:p>
          </table:table-cell>
          <table:table-cell table:style-name="ce7" table:formula="of:=AVERAGE([.I2:.I24])" office:value-type="float" office:value="0.0113372260869565">
            <text:p>0.01134</text:p>
          </table:table-cell>
          <table:table-cell table:style-name="ce7" table:formula="of:=AVERAGE([.J2:.J24])" office:value-type="float" office:value="0.0106845856521739">
            <text:p>0.01068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84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2336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44">
            <text:p>1.52E+001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708">
            <text:p>0.0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9"/>
          <table:table-cell table:number-columns-repeated="5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3">
            <text:p>883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443">
            <text:p>15.24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444">
            <text:p>1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2222">
            <text:p>3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459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7544">
            <text:p>60.75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2443">
            <text:p>15.2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444">
            <text:p>1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608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38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444">
            <text:p>1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444">
            <text:p>1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25714">
            <text:p>1.2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3">
            <text:p>88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445">
            <text:p>1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488">
            <text:p>1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3947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2489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601">
            <text:p>1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3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5">
            <text:p>1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605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57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4">
            <text:p>8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608">
            <text:p>1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608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514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29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9974">
            <text:p>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2608">
            <text:p>15.2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608">
            <text:p>1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769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072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608">
            <text:p>1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608">
            <text:p>1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3365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4">
            <text:p>88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2609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65">
            <text:p>1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696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65">
            <text:p>1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762">
            <text:p>1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71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661">
            <text:p>1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767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57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5">
            <text:p>8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769">
            <text:p>1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77">
            <text:p>1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08324">
            <text:p>1.08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288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3921">
            <text:p>61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2769">
            <text:p>15.2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77">
            <text:p>1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932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45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77">
            <text:p>1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77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952">
            <text:p>1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5">
            <text:p>88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771">
            <text:p>1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811">
            <text:p>1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085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811">
            <text:p>1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924">
            <text:p>1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6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282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928">
            <text:p>1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05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6">
            <text:p>8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932">
            <text:p>1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932">
            <text:p>1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514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287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3966">
            <text:p>61.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2932">
            <text:p>15.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932">
            <text:p>1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095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230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932">
            <text:p>1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932">
            <text:p>1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2444">
            <text:p>1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6">
            <text:p>88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933">
            <text:p>1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974">
            <text:p>1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651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2974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086">
            <text:p>1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71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983">
            <text:p>1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091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21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7">
            <text:p>88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095">
            <text:p>1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095">
            <text:p>1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2349">
            <text:p>2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543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7.0018">
            <text:p>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3095">
            <text:p>15.3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095">
            <text:p>1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27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483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095">
            <text:p>1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095">
            <text:p>1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546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7">
            <text:p>88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3096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141">
            <text:p>1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4427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141">
            <text:p>1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26">
            <text:p>1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911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154">
            <text:p>1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266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02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8">
            <text:p>8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27">
            <text:p>1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271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74222">
            <text:p>4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964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9463">
            <text:p>58.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327">
            <text:p>15.3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271">
            <text:p>1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44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875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271">
            <text:p>1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271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4349">
            <text:p>1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8">
            <text:p>88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272">
            <text:p>1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315">
            <text:p>1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2945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315">
            <text:p>1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428">
            <text:p>1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5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326">
            <text:p>1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435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951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9">
            <text:p>8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44">
            <text:p>1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44">
            <text:p>1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0127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857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3202">
            <text:p>59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344">
            <text:p>15.3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441">
            <text:p>1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608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81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44">
            <text:p>1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44">
            <text:p>1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4095">
            <text:p>1.3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9">
            <text:p>88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441">
            <text:p>1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486">
            <text:p>15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4731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486">
            <text:p>15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6">
            <text:p>1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60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3475">
            <text:p>1.5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63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5276">
            <text:p>0.02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90">
            <text:p>8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608">
            <text:p>1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609">
            <text:p>1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84">
            <text:p>4.8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6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8507">
            <text:p>61.85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3608">
            <text:p>15.3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609">
            <text:p>1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77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082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609">
            <text:p>1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609">
            <text:p>1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42476">
            <text:p>1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90">
            <text:p>89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61">
            <text:p>1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651">
            <text:p>1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97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3651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763">
            <text:p>1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87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666">
            <text:p>1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767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0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91">
            <text:p>8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77">
            <text:p>1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77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7238">
            <text:p>2.4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204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7112">
            <text:p>61.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377">
            <text:p>15.3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771">
            <text:p>1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932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46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77">
            <text:p>1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771">
            <text:p>1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2444">
            <text:p>1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91">
            <text:p>89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3771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811">
            <text:p>1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886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811">
            <text:p>1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925">
            <text:p>1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76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825">
            <text:p>1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929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61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92">
            <text:p>8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932">
            <text:p>1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932">
            <text:p>1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746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396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9899">
            <text:p>60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3932">
            <text:p>15.3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933">
            <text:p>1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096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339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932">
            <text:p>1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3933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3143">
            <text:p>1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92">
            <text:p>8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933">
            <text:p>1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3973">
            <text:p>1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838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3973">
            <text:p>1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084">
            <text:p>1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15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3989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091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61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93">
            <text:p>8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096">
            <text:p>1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096">
            <text:p>1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5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9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167">
            <text:p>59.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4096">
            <text:p>15.4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097">
            <text:p>1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263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33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096">
            <text:p>1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097">
            <text:p>1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064">
            <text:p>1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93">
            <text:p>89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097">
            <text:p>1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138">
            <text:p>1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392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4138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249">
            <text:p>1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81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154">
            <text:p>1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257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936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94">
            <text:p>8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263">
            <text:p>1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263">
            <text:p>1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381">
            <text:p>3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22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604">
            <text:p>60.1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4263">
            <text:p>15.4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264">
            <text:p>1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429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58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263">
            <text:p>1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264">
            <text:p>1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0349">
            <text:p>1.1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94">
            <text:p>89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4264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304">
            <text:p>1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151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304">
            <text:p>1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419">
            <text:p>1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66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318">
            <text:p>1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425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28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95">
            <text:p>8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429">
            <text:p>1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43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9473">
            <text:p>2.9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1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336">
            <text:p>59.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4429">
            <text:p>15.4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43">
            <text:p>1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596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50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43">
            <text:p>1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43">
            <text:p>1.5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254">
            <text:p>1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95">
            <text:p>89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43">
            <text:p>1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471">
            <text:p>15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095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471">
            <text:p>15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584">
            <text:p>1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0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485">
            <text:p>15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591">
            <text:p>1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39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96">
            <text:p>8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596">
            <text:p>1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597">
            <text:p>1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95429">
            <text:p>2.9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2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159">
            <text:p>6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4596">
            <text:p>15.4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597">
            <text:p>1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763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597">
            <text:p>1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597">
            <text:p>1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952">
            <text:p>1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96">
            <text:p>89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598">
            <text:p>1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638">
            <text:p>1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074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638">
            <text:p>1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751">
            <text:p>1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1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4651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758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1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97">
            <text:p>8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763">
            <text:p>1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763">
            <text:p>1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2">
            <text:p>3.5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02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726">
            <text:p>59.87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4763">
            <text:p>15.4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764">
            <text:p>1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93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31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763">
            <text:p>1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764">
            <text:p>1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22921">
            <text:p>1.2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97">
            <text:p>89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764">
            <text:p>1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805">
            <text:p>1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247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4805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919">
            <text:p>1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11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815">
            <text:p>1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925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446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98">
            <text:p>8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93">
            <text:p>1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493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9143">
            <text:p>2.8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23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554">
            <text:p>60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493">
            <text:p>15.4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931">
            <text:p>1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096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6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93">
            <text:p>1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93">
            <text:p>1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3841">
            <text:p>1.1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98">
            <text:p>89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4931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4973">
            <text:p>1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2075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973">
            <text:p>1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083">
            <text:p>1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11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4985">
            <text:p>1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091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99">
            <text:p>8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096">
            <text:p>1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097">
            <text:p>1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0032">
            <text:p>2.5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876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9391">
            <text:p>55.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5096">
            <text:p>15.5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097">
            <text:p>1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275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1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097">
            <text:p>1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097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1746">
            <text:p>1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99">
            <text:p>89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098">
            <text:p>1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142">
            <text:p>1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4611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142">
            <text:p>1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264">
            <text:p>1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125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5156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27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36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900">
            <text:p>9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275">
            <text:p>1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276">
            <text:p>1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60952">
            <text:p>4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635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7032">
            <text:p>56.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5275">
            <text:p>15.5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276">
            <text:p>1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451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551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276">
            <text:p>1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276">
            <text:p>1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43873">
            <text:p>1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900">
            <text:p>9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277">
            <text:p>1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329">
            <text:p>1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2406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533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443">
            <text:p>1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57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365">
            <text:p>1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448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439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901">
            <text:p>9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451">
            <text:p>1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452">
            <text:p>1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37206">
            <text:p>4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215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6708">
            <text:p>61.67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5451">
            <text:p>15.55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452">
            <text:p>1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613">
            <text:p>1.5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35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452">
            <text:p>1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452">
            <text:p>1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5492">
            <text:p>1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901">
            <text:p>90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5453">
            <text:p>1.5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494">
            <text:p>1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1578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494">
            <text:p>1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606">
            <text:p>15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76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51">
            <text:p>1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61">
            <text:p>1.5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84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902">
            <text:p>9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614">
            <text:p>15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614">
            <text:p>1.5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2349">
            <text:p>2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496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6181">
            <text:p>60.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5613">
            <text:p>15.5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614">
            <text:p>15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778">
            <text:p>1.5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3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614">
            <text:p>15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614">
            <text:p>1.5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1048">
            <text:p>1.1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902">
            <text:p>9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615">
            <text:p>15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656">
            <text:p>15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1336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656">
            <text:p>15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769">
            <text:p>1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32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671">
            <text:p>15.57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774">
            <text:p>1.5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20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903">
            <text:p>9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779">
            <text:p>1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779">
            <text:p>1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2603">
            <text:p>2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62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8715">
            <text:p>61.8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5778">
            <text:p>15.5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779">
            <text:p>1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94">
            <text:p>1.5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02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779">
            <text:p>1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779">
            <text:p>1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857">
            <text:p>1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903">
            <text:p>90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78">
            <text:p>1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82">
            <text:p>1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67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82">
            <text:p>1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933">
            <text:p>1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5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833">
            <text:p>1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5937">
            <text:p>1.5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88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904">
            <text:p>9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94">
            <text:p>1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94">
            <text:p>1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444">
            <text:p>2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301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3435">
            <text:p>61.3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594">
            <text:p>15.5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941">
            <text:p>1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6103">
            <text:p>1.5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244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94">
            <text:p>1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941">
            <text:p>1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9651">
            <text:p>1.1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904">
            <text:p>90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941">
            <text:p>1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5984">
            <text:p>1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3004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984">
            <text:p>1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6096">
            <text:p>1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8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5997">
            <text:p>1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61">
            <text:p>1.5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11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905">
            <text:p>9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6103">
            <text:p>1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6103">
            <text:p>1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050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19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2.0358">
            <text:p>62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6103">
            <text:p>15.6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6104">
            <text:p>1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6264">
            <text:p>1.5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059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6103">
            <text:p>1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6104">
            <text:p>1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454">
            <text:p>1.1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905">
            <text:p>9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6104">
            <text:p>1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6146">
            <text:p>1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1297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6146">
            <text:p>15.61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6256">
            <text:p>1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28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0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0H00M00S">
            <text:p>12:00:00 AM</text:p>
          </table:table-cell>
          <table:table-cell office:value-type="string">
            <text:p>No</text:p>
          </table:table-cell>
          <table:table-cell office:value-type="string">
            <text:p>state.</text:p>
          </table:table-cell>
          <table:table-cell table:number-columns-repeated="2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2];6;4))" office:value-type="float" office:value="0.00334847">
            <text:p>0</text:p>
          </table:table-cell>
          <table:table-cell table:formula="of:=INDIRECT(ADDRESS([.L2];6;4))" office:value-type="float" office:value="0.0110319">
            <text:p>0.01</text:p>
          </table:table-cell>
          <table:table-cell table:formula="of:=INDIRECT(ADDRESS([.M2];6;4))" office:value-type="float" office:value="0.00987322">
            <text:p>0.0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3];6;4))" office:value-type="float" office:value="0.0033278">
            <text:p>0</text:p>
          </table:table-cell>
          <table:table-cell table:formula="of:=INDIRECT(ADDRESS([.L3];6;4))" office:value-type="float" office:value="0.0117486">
            <text:p>0.01</text:p>
          </table:table-cell>
          <table:table-cell table:formula="of:=INDIRECT(ADDRESS([.M3];6;4))" office:value-type="float" office:value="0.0103292">
            <text:p>0.0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ThreadPerCamera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4];6;4))" office:value-type="float" office:value="0.00361275">
            <text:p>0</text:p>
          </table:table-cell>
          <table:table-cell table:formula="of:=INDIRECT(ADDRESS([.L4];6;4))" office:value-type="float" office:value="0.0115549">
            <text:p>0.01</text:p>
          </table:table-cell>
          <table:table-cell table:formula="of:=INDIRECT(ADDRESS([.M4];6;4))" office:value-type="float" office:value="0.0129242">
            <text:p>0.0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SingleThreaded'</text:p>
          </table:table-cell>
          <table:table-cell office:value-type="string">
            <text:p>selected.</text:p>
          </table:table-cell>
          <table:table-cell/>
          <table:table-cell table:style-name="ce6"/>
          <table:table-cell/>
          <table:table-cell table:formula="of:=INDIRECT(ADDRESS([.K5];6;4))" office:value-type="float" office:value="0.00339952">
            <text:p>0</text:p>
          </table:table-cell>
          <table:table-cell table:formula="of:=INDIRECT(ADDRESS([.L5];6;4))" office:value-type="float" office:value="0.0112">
            <text:p>0.01</text:p>
          </table:table-cell>
          <table:table-cell table:formula="of:=INDIRECT(ADDRESS([.M5];6;4))" office:value-type="float" office:value="0.010028">
            <text:p>0.0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7"/>
          <table:table-cell table:formula="of:=INDIRECT(ADDRESS([.K6];6;4))" office:value-type="float" office:value="0.00332277">
            <text:p>0</text:p>
          </table:table-cell>
          <table:table-cell table:formula="of:=INDIRECT(ADDRESS([.L6];6;4))" office:value-type="float" office:value="0.0111734">
            <text:p>0.01</text:p>
          </table:table-cell>
          <table:table-cell table:formula="of:=INDIRECT(ADDRESS([.M6];6;4))" office:value-type="float" office:value="0.0100218">
            <text:p>0.01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3"/>
          <table:table-cell table:style-name="ce6"/>
          <table:table-cell/>
          <table:table-cell table:formula="of:=INDIRECT(ADDRESS([.K7];6;4))" office:value-type="float" office:value="0.00332347">
            <text:p>0</text:p>
          </table:table-cell>
          <table:table-cell table:formula="of:=INDIRECT(ADDRESS([.L7];6;4))" office:value-type="float" office:value="0.0112962">
            <text:p>0.01</text:p>
          </table:table-cell>
          <table:table-cell table:formula="of:=INDIRECT(ADDRESS([.M7];6;4))" office:value-type="float" office:value="0.0101438">
            <text:p>0.0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7">
            <text:p>547</text:p>
          </table:table-cell>
          <table:table-cell table:number-columns-repeated="3"/>
          <table:table-cell table:formula="of:=INDIRECT(ADDRESS([.K8];6;4))" office:value-type="float" office:value="0.00355129">
            <text:p>0</text:p>
          </table:table-cell>
          <table:table-cell table:formula="of:=INDIRECT(ADDRESS([.L8];6;4))" office:value-type="float" office:value="0.0114848">
            <text:p>0.01</text:p>
          </table:table-cell>
          <table:table-cell table:formula="of:=INDIRECT(ADDRESS([.M8];6;4))" office:value-type="float" office:value="0.0102915">
            <text:p>0.01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4967">
            <text:p>9.55</text:p>
          </table:table-cell>
          <table:table-cell/>
          <table:table-cell table:formula="of:=INDIRECT(ADDRESS([.K9];6;4))" office:value-type="float" office:value="0.00364474">
            <text:p>0</text:p>
          </table:table-cell>
          <table:table-cell table:formula="of:=INDIRECT(ADDRESS([.L9];6;4))" office:value-type="float" office:value="0.0114144">
            <text:p>0.01</text:p>
          </table:table-cell>
          <table:table-cell table:formula="of:=INDIRECT(ADDRESS([.M9];6;4))" office:value-type="float" office:value="0.0101942">
            <text:p>0.01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4978">
            <text:p>9.55</text:p>
          </table:table-cell>
          <table:table-cell/>
          <table:table-cell table:formula="of:=INDIRECT(ADDRESS([.K10];6;4))" office:value-type="float" office:value="0.00333611">
            <text:p>0</text:p>
          </table:table-cell>
          <table:table-cell table:formula="of:=INDIRECT(ADDRESS([.L10];6;4))" office:value-type="float" office:value="0.0110761">
            <text:p>0.01</text:p>
          </table:table-cell>
          <table:table-cell table:formula="of:=INDIRECT(ADDRESS([.M10];6;4))" office:value-type="float" office:value="0.00992458">
            <text:p>0.01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02876">
            <text:p>1.03E-004</text:p>
          </table:table-cell>
          <table:table-cell/>
          <table:table-cell table:formula="of:=INDIRECT(ADDRESS([.K11];6;4))" office:value-type="float" office:value="0.0034093">
            <text:p>0</text:p>
          </table:table-cell>
          <table:table-cell table:formula="of:=INDIRECT(ADDRESS([.L11];6;4))" office:value-type="float" office:value="0.0110471">
            <text:p>0.01</text:p>
          </table:table-cell>
          <table:table-cell table:formula="of:=INDIRECT(ADDRESS([.M11];6;4))" office:value-type="float" office:value="0.00989475">
            <text:p>0.01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4446">
            <text:p>0.02</text:p>
          </table:table-cell>
          <table:table-cell table:number-columns-repeated="3"/>
          <table:table-cell table:formula="of:=INDIRECT(ADDRESS([.K12];6;4))" office:value-type="float" office:value="0.00355192">
            <text:p>0</text:p>
          </table:table-cell>
          <table:table-cell table:formula="of:=INDIRECT(ADDRESS([.L12];6;4))" office:value-type="float" office:value="0.0112703">
            <text:p>0.01</text:p>
          </table:table-cell>
          <table:table-cell table:formula="of:=INDIRECT(ADDRESS([.M12];6;4))" office:value-type="float" office:value="0.0100659">
            <text:p>0.01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4.7474">
            <text:p>64.75</text:p>
          </table:table-cell>
          <table:table-cell table:number-columns-repeated="3"/>
          <table:table-cell table:formula="of:=INDIRECT(ADDRESS([.K13];6;4))" office:value-type="float" office:value="0.00361931">
            <text:p>0</text:p>
          </table:table-cell>
          <table:table-cell table:formula="of:=INDIRECT(ADDRESS([.L13];6;4))" office:value-type="float" office:value="0.0113609">
            <text:p>0.01</text:p>
          </table:table-cell>
          <table:table-cell table:formula="of:=INDIRECT(ADDRESS([.M13];6;4))" office:value-type="float" office:value="0.0100404">
            <text:p>0.01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54967">
            <text:p>9.55</text:p>
          </table:table-cell>
          <table:table-cell/>
          <table:table-cell table:style-name="ce6"/>
          <table:table-cell/>
          <table:table-cell table:formula="of:=INDIRECT(ADDRESS([.K14];6;4))" office:value-type="float" office:value="0.0033792">
            <text:p>0</text:p>
          </table:table-cell>
          <table:table-cell table:formula="of:=INDIRECT(ADDRESS([.L14];6;4))" office:value-type="float" office:value="0.0110393">
            <text:p>0.01</text:p>
          </table:table-cell>
          <table:table-cell table:formula="of:=INDIRECT(ADDRESS([.M14];6;4))" office:value-type="float" office:value="0.00987562">
            <text:p>0.01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498">
            <text:p>9.55</text:p>
          </table:table-cell>
          <table:table-cell/>
          <table:table-cell table:formula="of:=INDIRECT(ADDRESS([.K15];6;4))" office:value-type="float" office:value="0.00341468">
            <text:p>0</text:p>
          </table:table-cell>
          <table:table-cell table:formula="of:=INDIRECT(ADDRESS([.L15];6;4))" office:value-type="float" office:value="0.0118874">
            <text:p>0.01</text:p>
          </table:table-cell>
          <table:table-cell table:formula="of:=INDIRECT(ADDRESS([.M15];6;4))" office:value-type="float" office:value="0.0104719">
            <text:p>0.01</text:p>
          </table:table-cell>
          <table:table-cell office:value-type="float" office:value="336">
            <text:p>336</text:p>
          </table:table-cell>
          <table:table-cell office:value-type="float" office:value="339">
            <text:p>33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6511">
            <text:p>9.57E+000</text:p>
          </table:table-cell>
          <table:table-cell/>
          <table:table-cell table:formula="of:=INDIRECT(ADDRESS([.K16];6;4))" office:value-type="float" office:value="0.0034306">
            <text:p>0</text:p>
          </table:table-cell>
          <table:table-cell table:formula="of:=INDIRECT(ADDRESS([.L16];6;4))" office:value-type="float" office:value="0.0114125">
            <text:p>0.01</text:p>
          </table:table-cell>
          <table:table-cell table:formula="of:=INDIRECT(ADDRESS([.M16];6;4))" office:value-type="float" office:value="0.00863075">
            <text:p>0.01</text:p>
          </table:table-cell>
          <table:table-cell office:value-type="float" office:value="360">
            <text:p>360</text:p>
          </table:table-cell>
          <table:table-cell office:value-type="float" office:value="363">
            <text:p>363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3057">
            <text:p>0.02</text:p>
          </table:table-cell>
          <table:table-cell/>
          <table:table-cell table:formula="of:=INDIRECT(ADDRESS([.K17];6;4))" office:value-type="float" office:value="0.00367225">
            <text:p>0</text:p>
          </table:table-cell>
          <table:table-cell table:formula="of:=INDIRECT(ADDRESS([.L17];6;4))" office:value-type="float" office:value="0.0113978">
            <text:p>0.01</text:p>
          </table:table-cell>
          <table:table-cell table:formula="of:=INDIRECT(ADDRESS([.M17];6;4))" office:value-type="float" office:value="0.0102299">
            <text:p>0.0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4978">
            <text:p>9.55</text:p>
          </table:table-cell>
          <table:table-cell/>
          <table:table-cell table:formula="of:=INDIRECT(ADDRESS([.K18];6;4))" office:value-type="float" office:value="0.00378868">
            <text:p>0</text:p>
          </table:table-cell>
          <table:table-cell table:formula="of:=INDIRECT(ADDRESS([.L18];6;4))" office:value-type="float" office:value="0.0113638">
            <text:p>0.01</text:p>
          </table:table-cell>
          <table:table-cell table:formula="of:=INDIRECT(ADDRESS([.M18];6;4))" office:value-type="float" office:value="0.0102049">
            <text:p>0.01</text:p>
          </table:table-cell>
          <table:table-cell office:value-type="float" office:value="408">
            <text:p>408</text:p>
          </table:table-cell>
          <table:table-cell office:value-type="float" office:value="411">
            <text:p>41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4979">
            <text:p>9.55</text:p>
          </table:table-cell>
          <table:table-cell/>
          <table:table-cell table:formula="of:=INDIRECT(ADDRESS([.K19];6;4))" office:value-type="float" office:value="0.00334903">
            <text:p>0</text:p>
          </table:table-cell>
          <table:table-cell table:formula="of:=INDIRECT(ADDRESS([.L19];6;4))" office:value-type="float" office:value="0.011134">
            <text:p>0.01</text:p>
          </table:table-cell>
          <table:table-cell table:formula="of:=INDIRECT(ADDRESS([.M19];6;4))" office:value-type="float" office:value="0.00997462">
            <text:p>0.01</text:p>
          </table:table-cell>
          <table:table-cell office:value-type="float" office:value="432">
            <text:p>432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952">
            <text:p>1.09E-005</text:p>
          </table:table-cell>
          <table:table-cell/>
          <table:table-cell table:formula="of:=INDIRECT(ADDRESS([.K20];6;4))" office:value-type="float" office:value="0.00332242">
            <text:p>0</text:p>
          </table:table-cell>
          <table:table-cell table:formula="of:=INDIRECT(ADDRESS([.L20];6;4))" office:value-type="float" office:value="0.0111432">
            <text:p>0.01</text:p>
          </table:table-cell>
          <table:table-cell table:formula="of:=INDIRECT(ADDRESS([.M20];6;4))" office:value-type="float" office:value="0.00999482">
            <text:p>0.0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7">
            <text:p>547</text:p>
          </table:table-cell>
          <table:table-cell table:number-columns-repeated="2"/>
          <table:table-cell table:formula="of:=INDIRECT(ADDRESS([.K21];6;4))" office:value-type="float" office:value="0.00371926">
            <text:p>0</text:p>
          </table:table-cell>
          <table:table-cell table:formula="of:=INDIRECT(ADDRESS([.L21];6;4))" office:value-type="float" office:value="0.0115905">
            <text:p>0.01</text:p>
          </table:table-cell>
          <table:table-cell table:formula="of:=INDIRECT(ADDRESS([.M21];6;4))" office:value-type="float" office:value="0.0103794">
            <text:p>0.01</text:p>
          </table:table-cell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4988">
            <text:p>9.55</text:p>
          </table:table-cell>
          <table:table-cell/>
          <table:table-cell table:formula="of:=INDIRECT(ADDRESS([.K22];6;4))" office:value-type="float" office:value="0.00357497">
            <text:p>0</text:p>
          </table:table-cell>
          <table:table-cell table:formula="of:=INDIRECT(ADDRESS([.L22];6;4))" office:value-type="float" office:value="0.0115862">
            <text:p>0.01</text:p>
          </table:table-cell>
          <table:table-cell table:formula="of:=INDIRECT(ADDRESS([.M22];6;4))" office:value-type="float" office:value="0.0104382">
            <text:p>0.01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5323">
            <text:p>9.55</text:p>
          </table:table-cell>
          <table:table-cell/>
          <table:table-cell table:formula="of:=INDIRECT(ADDRESS([.K23];6;4))" office:value-type="float" office:value="0.00346825">
            <text:p>0</text:p>
          </table:table-cell>
          <table:table-cell table:formula="of:=INDIRECT(ADDRESS([.L23];6;4))" office:value-type="float" office:value="0.0111564">
            <text:p>0.01</text:p>
          </table:table-cell>
          <table:table-cell table:formula="of:=INDIRECT(ADDRESS([.M23];6;4))" office:value-type="float" office:value="0.00998758">
            <text:p>0.01</text:p>
          </table:table-cell>
          <table:table-cell office:value-type="float" office:value="528">
            <text:p>528</text:p>
          </table:table-cell>
          <table:table-cell office:value-type="float" office:value="531">
            <text:p>53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4847">
            <text:p>0</text:p>
          </table:table-cell>
          <table:table-cell/>
          <table:table-cell table:formula="of:=INDIRECT(ADDRESS([.K24];6;4))" office:value-type="float" office:value="0.00332312">
            <text:p>0</text:p>
          </table:table-cell>
          <table:table-cell table:formula="of:=INDIRECT(ADDRESS([.L24];6;4))" office:value-type="float" office:value="0.0110186">
            <text:p>0.01</text:p>
          </table:table-cell>
          <table:table-cell table:formula="of:=INDIRECT(ADDRESS([.M24];6;4))" office:value-type="float" office:value="0.0098631">
            <text:p>0.01</text:p>
          </table:table-cell>
          <table:table-cell office:value-type="float" office:value="552">
            <text:p>552</text:p>
          </table:table-cell>
          <table:table-cell office:value-type="float" office:value="555">
            <text:p>555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5323">
            <text:p>9.55</text:p>
          </table:table-cell>
          <table:table-cell/>
          <table:table-cell table:style-name="ce7" table:formula="of:=SUM([.H2:.H24])" office:value-type="float" office:value="0.07988991">
            <text:p>0.07989</text:p>
          </table:table-cell>
          <table:table-cell table:style-name="ce7" table:formula="of:=SUM([.I2:.I24])" office:value-type="float" office:value="0.2603883">
            <text:p>0.26039</text:p>
          </table:table-cell>
          <table:table-cell table:style-name="ce7" table:formula="of:=SUM([.J2:.J24])" office:value-type="float" office:value="0.23378234">
            <text:p>0.23378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6426">
            <text:p>9.56</text:p>
          </table:table-cell>
          <table:table-cell/>
          <table:table-cell table:style-name="ce7" table:formula="of:=AVERAGE([.H2:.H24])" office:value-type="float" office:value="0.00347347434782609">
            <text:p>0.00347</text:p>
          </table:table-cell>
          <table:table-cell table:style-name="ce7" table:formula="of:=AVERAGE([.I2:.I24])" office:value-type="float" office:value="0.0113212304347826">
            <text:p>0.01132</text:p>
          </table:table-cell>
          <table:table-cell table:style-name="ce7" table:formula="of:=AVERAGE([.J2:.J24])" office:value-type="float" office:value="0.0101644495652174">
            <text:p>0.01016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31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55489">
            <text:p>9.5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6476">
            <text:p>9.56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7322">
            <text:p>0.0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9"/>
          <table:table-cell table:number-columns-repeated="5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8">
            <text:p>548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6512">
            <text:p>9.57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6514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2571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517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0029">
            <text:p>5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56511">
            <text:p>9.57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6516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8362">
            <text:p>9.5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454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6515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6516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0571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8">
            <text:p>54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6527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6859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27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5686">
            <text:p>9.5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8035">
            <text:p>9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4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7175">
            <text:p>9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8208">
            <text:p>9.5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29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49">
            <text:p>54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8364">
            <text:p>9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8369">
            <text:p>9.5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87492">
            <text:p>4.8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246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5526">
            <text:p>61.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58363">
            <text:p>9.5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8372">
            <text:p>9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59987">
            <text:p>9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5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8369">
            <text:p>9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8371">
            <text:p>9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019">
            <text:p>1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49">
            <text:p>54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58382">
            <text:p>9.5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8743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6127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8743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9899">
            <text:p>9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54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8886">
            <text:p>9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0178">
            <text:p>9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924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0">
            <text:p>5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9988">
            <text:p>9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59998">
            <text:p>9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00851">
            <text:p>1.01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643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3.9247">
            <text:p>63.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59988">
            <text:p>9.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0001">
            <text:p>9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1551">
            <text:p>9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504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59999">
            <text:p>9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">
            <text:p>9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8984">
            <text:p>1.3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0">
            <text:p>55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0008">
            <text:p>9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0348">
            <text:p>9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995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035">
            <text:p>9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147">
            <text:p>9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60514">
            <text:p>9.6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1516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2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1">
            <text:p>5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1553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1555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4667">
            <text:p>2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679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3.7758">
            <text:p>63.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1552">
            <text:p>9.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1557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3119">
            <text:p>9.6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624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1555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1556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099873">
            <text:p>9.99E-0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1">
            <text:p>5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1563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1896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227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61896">
            <text:p>9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3013">
            <text:p>9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7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207">
            <text:p>9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3072">
            <text:p>9.6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21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2">
            <text:p>5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3121">
            <text:p>9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3123">
            <text:p>9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5365">
            <text:p>2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3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106">
            <text:p>60.0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312">
            <text:p>9.6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3125">
            <text:p>9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4786">
            <text:p>9.6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07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3123">
            <text:p>9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3124">
            <text:p>9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2667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2">
            <text:p>55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63132">
            <text:p>9.6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3464">
            <text:p>9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234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3464">
            <text:p>9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4594">
            <text:p>9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96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3684">
            <text:p>9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4698">
            <text:p>9.6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43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3">
            <text:p>55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4787">
            <text:p>9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4794">
            <text:p>9.6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06095">
            <text:p>7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65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6452">
            <text:p>59.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4786">
            <text:p>9.65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4796">
            <text:p>9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6462">
            <text:p>9.6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60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4795">
            <text:p>9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4796">
            <text:p>9.6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968">
            <text:p>1.0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3">
            <text:p>55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4804">
            <text:p>9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5159">
            <text:p>9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5512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516">
            <text:p>9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6308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8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5363">
            <text:p>9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6393">
            <text:p>9.6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91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4">
            <text:p>5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6464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6468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10667">
            <text:p>4.1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4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081">
            <text:p>60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6463">
            <text:p>9.6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647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8129">
            <text:p>9.6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6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6468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6469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3397">
            <text:p>1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4">
            <text:p>55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6478">
            <text:p>9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6843">
            <text:p>9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6447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6843">
            <text:p>9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7985">
            <text:p>9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1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67044">
            <text:p>9.6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8064">
            <text:p>9.6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94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5">
            <text:p>5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813">
            <text:p>9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8134">
            <text:p>9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5048">
            <text:p>3.7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20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678">
            <text:p>60.17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8129">
            <text:p>9.6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8136">
            <text:p>9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9791">
            <text:p>9.7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46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8134">
            <text:p>9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8135">
            <text:p>9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26413">
            <text:p>1.2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5">
            <text:p>55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8143">
            <text:p>9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8477">
            <text:p>9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361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68477">
            <text:p>9.6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9585">
            <text:p>9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76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8704">
            <text:p>9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9697">
            <text:p>9.7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245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6">
            <text:p>5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9792">
            <text:p>9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69801">
            <text:p>9.7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57651">
            <text:p>8.5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49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7034">
            <text:p>59.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69791">
            <text:p>9.7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9803">
            <text:p>9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1466">
            <text:p>9.7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29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9801">
            <text:p>9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69802">
            <text:p>9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2667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6">
            <text:p>55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69809">
            <text:p>9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015">
            <text:p>9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409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0151">
            <text:p>9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1255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47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0377">
            <text:p>9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1366">
            <text:p>9.7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947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7">
            <text:p>5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1467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1469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1651">
            <text:p>2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20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074">
            <text:p>59.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71466">
            <text:p>9.7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1471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3138">
            <text:p>9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63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147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1471">
            <text:p>9.7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968">
            <text:p>1.0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7">
            <text:p>55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1478">
            <text:p>9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1833">
            <text:p>9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5519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1834">
            <text:p>9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2961">
            <text:p>9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7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7205">
            <text:p>9.7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3057">
            <text:p>9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65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8">
            <text:p>5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3139">
            <text:p>9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3143">
            <text:p>9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09968">
            <text:p>4.1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75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692">
            <text:p>59.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73138">
            <text:p>9.7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3146">
            <text:p>9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4805">
            <text:p>9.7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5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3144">
            <text:p>9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3145">
            <text:p>9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8984">
            <text:p>1.3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8">
            <text:p>5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3153">
            <text:p>9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3515">
            <text:p>9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6193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73516">
            <text:p>9.7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4652">
            <text:p>9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60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3737">
            <text:p>9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4741">
            <text:p>9.7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40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59">
            <text:p>5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4807">
            <text:p>9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4819">
            <text:p>9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21384">
            <text:p>1.21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586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2891">
            <text:p>60.2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74806">
            <text:p>9.75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4822">
            <text:p>9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6464">
            <text:p>9.7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15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482">
            <text:p>9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4821">
            <text:p>9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7397">
            <text:p>1.7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59">
            <text:p>55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74831">
            <text:p>9.7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5169">
            <text:p>9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79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517">
            <text:p>9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6274">
            <text:p>9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39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539">
            <text:p>9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6377">
            <text:p>9.7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756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60">
            <text:p>5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6465">
            <text:p>9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6467">
            <text:p>9.7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7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816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4638">
            <text:p>59.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76465">
            <text:p>9.7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647">
            <text:p>9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8145">
            <text:p>9.7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59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6468">
            <text:p>9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6469">
            <text:p>9.7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968">
            <text:p>1.0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60">
            <text:p>56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6482">
            <text:p>9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6824">
            <text:p>9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4146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6824">
            <text:p>9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8013">
            <text:p>9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87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704">
            <text:p>9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8087">
            <text:p>9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71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61">
            <text:p>5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8147">
            <text:p>9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8151">
            <text:p>9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47683">
            <text:p>4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31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276">
            <text:p>60.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78146">
            <text:p>9.7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8154">
            <text:p>9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9809">
            <text:p>9.8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48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8152">
            <text:p>9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8153">
            <text:p>9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8286">
            <text:p>1.3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61">
            <text:p>56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8161">
            <text:p>9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8504">
            <text:p>9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430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8505">
            <text:p>9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9646">
            <text:p>9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12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78876">
            <text:p>9.7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79739">
            <text:p>9.8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07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62">
            <text:p>5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981">
            <text:p>9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9823">
            <text:p>9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26343">
            <text:p>1.26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9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89">
            <text:p>59.9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79809">
            <text:p>9.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9825">
            <text:p>9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1476">
            <text:p>9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02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9823">
            <text:p>9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79825">
            <text:p>9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8286">
            <text:p>1.3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62">
            <text:p>56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79833">
            <text:p>9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02">
            <text:p>9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6722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80201">
            <text:p>9.8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1341">
            <text:p>9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97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0393">
            <text:p>9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1416">
            <text:p>9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29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63">
            <text:p>5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1477">
            <text:p>9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1481">
            <text:p>9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23937">
            <text:p>4.2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2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152">
            <text:p>6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81476">
            <text:p>9.8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1484">
            <text:p>9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3142">
            <text:p>9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1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1482">
            <text:p>9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1483">
            <text:p>9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7587">
            <text:p>1.3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63">
            <text:p>56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81492">
            <text:p>9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187">
            <text:p>9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7886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1871">
            <text:p>9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3007">
            <text:p>9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6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2063">
            <text:p>9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3084">
            <text:p>9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04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64">
            <text:p>5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3143">
            <text:p>9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3151">
            <text:p>9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16445">
            <text:p>8.1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45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764">
            <text:p>60.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83143">
            <text:p>9.8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3154">
            <text:p>9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4807">
            <text:p>9.8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2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3152">
            <text:p>9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3153">
            <text:p>9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4095">
            <text:p>1.3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64">
            <text:p>56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3161">
            <text:p>9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3496">
            <text:p>9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490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3497">
            <text:p>9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461">
            <text:p>9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83717">
            <text:p>9.8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4714">
            <text:p>9.8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746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65">
            <text:p>5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4808">
            <text:p>9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481">
            <text:p>9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4667">
            <text:p>2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20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079">
            <text:p>59.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84807">
            <text:p>9.85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4812">
            <text:p>9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6478">
            <text:p>9.8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63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4811">
            <text:p>9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4812">
            <text:p>9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27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65">
            <text:p>56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4819">
            <text:p>9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5151">
            <text:p>9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224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85151">
            <text:p>9.8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6266">
            <text:p>9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4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5379">
            <text:p>9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6378">
            <text:p>9.8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948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66">
            <text:p>5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648">
            <text:p>9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6483">
            <text:p>9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91238">
            <text:p>2.9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04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626">
            <text:p>59.8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86479">
            <text:p>9.8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6485">
            <text:p>9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8149">
            <text:p>9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4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6483">
            <text:p>9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6484">
            <text:p>9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3841">
            <text:p>1.1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66">
            <text:p>56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9.86492">
            <text:p>9.8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6864">
            <text:p>9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7192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6865">
            <text:p>9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8024">
            <text:p>9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9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7058">
            <text:p>9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8096">
            <text:p>9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79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67">
            <text:p>5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815">
            <text:p>9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8159">
            <text:p>9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37397">
            <text:p>8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1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228">
            <text:p>59.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8815">
            <text:p>9.8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8161">
            <text:p>9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982">
            <text:p>9.9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8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8159">
            <text:p>9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8161">
            <text:p>9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5492">
            <text:p>1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67">
            <text:p>56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8169">
            <text:p>9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8526">
            <text:p>9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5749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8527">
            <text:p>9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9685">
            <text:p>9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86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8717">
            <text:p>9.89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89761">
            <text:p>9.9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38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68">
            <text:p>5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9822">
            <text:p>9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9827">
            <text:p>9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34286">
            <text:p>5.3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07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2148">
            <text:p>60.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89821">
            <text:p>9.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983">
            <text:p>9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91481">
            <text:p>9.9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12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9828">
            <text:p>9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89829">
            <text:p>9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9683">
            <text:p>1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68">
            <text:p>56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89838">
            <text:p>9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90185">
            <text:p>9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4682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0185">
            <text:p>9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91301">
            <text:p>9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56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0398">
            <text:p>9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91397">
            <text:p>9.9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875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69">
            <text:p>5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1483">
            <text:p>9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91485">
            <text:p>9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3746">
            <text:p>2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7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968">
            <text:p>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91482">
            <text:p>9.9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1487">
            <text:p>9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93148">
            <text:p>9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10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1485">
            <text:p>9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91487">
            <text:p>9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064">
            <text:p>1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69">
            <text:p>56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1494">
            <text:p>9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91826">
            <text:p>9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231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1826">
            <text:p>9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92928">
            <text:p>9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1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206">
            <text:p>9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93047">
            <text:p>9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63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570">
            <text:p>5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3149">
            <text:p>9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93157">
            <text:p>9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19365">
            <text:p>7.1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28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7776">
            <text:p>59.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9.93149">
            <text:p>9.9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3159">
            <text:p>9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9.94821">
            <text:p>9.9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22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3157">
            <text:p>9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93158">
            <text:p>9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0349">
            <text:p>1.1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570">
            <text:p>57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3166">
            <text:p>9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93541">
            <text:p>9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7536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9.93542">
            <text:p>9.94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9.94666">
            <text:p>9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45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11/18/2010</text:date>, <text:time>11:1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3T13:19:46.08</meta:creation-date>
    <dc:date>2010-11-18T11:15:50.12</dc:date>
    <meta:editing-duration>PT03H00M14S</meta:editing-duration>
    <meta:editing-cycles>29</meta:editing-cycles>
    <meta:generator>OpenOffice.org/3.1$Win32 OpenOffice.org_project/310m11$Build-9399</meta:generator>
    <meta:document-statistic meta:table-count="5" meta:cell-count="11007" meta:object-count="0"/>
  </office:meta>
</office:document-meta>
</file>